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5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88488" calcext:value-type="float">
            <text:p>104.48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5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45232" calcext:value-type="float">
            <text:p>104.34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5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57424" calcext:value-type="float">
            <text:p>104.35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5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22016" calcext:value-type="float">
            <text:p>104.52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5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94584" calcext:value-type="float">
            <text:p>104.49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5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97048" calcext:value-type="float">
            <text:p>104.39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5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66568" calcext:value-type="float">
            <text:p>104.36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5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94" calcext:value-type="float">
            <text:p>104.3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5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64104" calcext:value-type="float">
            <text:p>104.46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5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66568" calcext:value-type="float">
            <text:p>104.36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5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6352" calcext:value-type="float">
            <text:p>104.3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5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27528" calcext:value-type="float">
            <text:p>104.42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5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57424" calcext:value-type="float">
            <text:p>104.35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5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23896" calcext:value-type="float">
            <text:p>104.32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5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54376" calcext:value-type="float">
            <text:p>104.35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5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57424" calcext:value-type="float">
            <text:p>104.35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5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75712" calcext:value-type="float">
            <text:p>104.37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5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06192" calcext:value-type="float">
            <text:p>104.40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5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27528" calcext:value-type="float">
            <text:p>104.42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5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94" calcext:value-type="float">
            <text:p>104.3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5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61056" calcext:value-type="float">
            <text:p>104.46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5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03728" calcext:value-type="float">
            <text:p>104.50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5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51328" calcext:value-type="float">
            <text:p>104.35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5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6352" calcext:value-type="float">
            <text:p>104.3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5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3304" calcext:value-type="float">
            <text:p>104.3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5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03144" calcext:value-type="float">
            <text:p>104.40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5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94" calcext:value-type="float">
            <text:p>104.3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5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27528" calcext:value-type="float">
            <text:p>104.42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5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21432" calcext:value-type="float">
            <text:p>104.42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5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18384" calcext:value-type="float">
            <text:p>104.41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5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87904" calcext:value-type="float">
            <text:p>104.38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5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18384" calcext:value-type="float">
            <text:p>104.41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5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64104" calcext:value-type="float">
            <text:p>104.46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5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4828" calcext:value-type="float">
            <text:p>104.34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5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39136" calcext:value-type="float">
            <text:p>104.33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5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87904" calcext:value-type="float">
            <text:p>104.38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5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81808" calcext:value-type="float">
            <text:p>104.38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5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6352" calcext:value-type="float">
            <text:p>104.3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5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81808" calcext:value-type="float">
            <text:p>104.38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5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97048" calcext:value-type="float">
            <text:p>104.39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5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45816" calcext:value-type="float">
            <text:p>104.44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5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26944" calcext:value-type="float">
            <text:p>104.32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5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6352" calcext:value-type="float">
            <text:p>104.3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5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05608" calcext:value-type="float">
            <text:p>104.30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5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178" calcext:value-type="float">
            <text:p>104.31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5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26944" calcext:value-type="float">
            <text:p>104.32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81808" calcext:value-type="float">
            <text:p>104.38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5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18384" calcext:value-type="float">
            <text:p>104.41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5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23896" calcext:value-type="float">
            <text:p>104.32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5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299512" calcext:value-type="float">
            <text:p>104.29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5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26944" calcext:value-type="float">
            <text:p>104.32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5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27528" calcext:value-type="float">
            <text:p>104.42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5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42768" calcext:value-type="float">
            <text:p>104.44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5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45816" calcext:value-type="float">
            <text:p>104.44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5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36672" calcext:value-type="float">
            <text:p>104.43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5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45232" calcext:value-type="float">
            <text:p>104.34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5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20848" calcext:value-type="float">
            <text:p>104.32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5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26944" calcext:value-type="float">
            <text:p>104.32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5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90952" calcext:value-type="float">
            <text:p>104.39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5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97048" calcext:value-type="float">
            <text:p>104.39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5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69616" calcext:value-type="float">
            <text:p>104.36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84856" calcext:value-type="float">
            <text:p>104.38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5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12288" calcext:value-type="float">
            <text:p>104.41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5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00096" calcext:value-type="float">
            <text:p>104.40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5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57424" calcext:value-type="float">
            <text:p>104.35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5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42184" calcext:value-type="float">
            <text:p>104.34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94" calcext:value-type="float">
            <text:p>104.3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5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12288" calcext:value-type="float">
            <text:p>104.41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5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11704" calcext:value-type="float">
            <text:p>104.31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5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293416" calcext:value-type="float">
            <text:p>104.29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5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3304" calcext:value-type="float">
            <text:p>104.3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4828" calcext:value-type="float">
            <text:p>104.34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5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60472" calcext:value-type="float">
            <text:p>104.36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5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7876" calcext:value-type="float">
            <text:p>104.37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5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72664" calcext:value-type="float">
            <text:p>104.37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5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90952" calcext:value-type="float">
            <text:p>104.39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75712" calcext:value-type="float">
            <text:p>104.37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5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3304" calcext:value-type="float">
            <text:p>104.3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5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45232" calcext:value-type="float">
            <text:p>104.34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5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72664" calcext:value-type="float">
            <text:p>104.37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5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7876" calcext:value-type="float">
            <text:p>104.37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51328" calcext:value-type="float">
            <text:p>104.35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5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29992" calcext:value-type="float">
            <text:p>104.32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5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42184" calcext:value-type="float">
            <text:p>104.34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5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00096" calcext:value-type="float">
            <text:p>104.40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5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97048" calcext:value-type="float">
            <text:p>104.39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299512" calcext:value-type="float">
            <text:p>104.29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5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28732" calcext:value-type="float">
            <text:p>104.28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5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26944" calcext:value-type="float">
            <text:p>104.32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5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94" calcext:value-type="float">
            <text:p>104.3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5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7876" calcext:value-type="float">
            <text:p>104.37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5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84856" calcext:value-type="float">
            <text:p>104.38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45232" calcext:value-type="float">
            <text:p>104.34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5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60472" calcext:value-type="float">
            <text:p>104.36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5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4828" calcext:value-type="float">
            <text:p>104.34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5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54376" calcext:value-type="float">
            <text:p>104.35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5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15336" calcext:value-type="float">
            <text:p>104.41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75712" calcext:value-type="float">
            <text:p>104.37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5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60472" calcext:value-type="float">
            <text:p>104.36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5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84856" calcext:value-type="float">
            <text:p>104.38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5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6352" calcext:value-type="float">
            <text:p>104.3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5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57424" calcext:value-type="float">
            <text:p>104.35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72664" calcext:value-type="float">
            <text:p>104.37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5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66568" calcext:value-type="float">
            <text:p>104.36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5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42184" calcext:value-type="float">
            <text:p>104.34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5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23896" calcext:value-type="float">
            <text:p>104.32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5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39136" calcext:value-type="float">
            <text:p>104.33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3304" calcext:value-type="float">
            <text:p>104.3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5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08656" calcext:value-type="float">
            <text:p>104.30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5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20848" calcext:value-type="float">
            <text:p>104.32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5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42184" calcext:value-type="float">
            <text:p>104.34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5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3304" calcext:value-type="float">
            <text:p>104.3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299512" calcext:value-type="float">
            <text:p>104.29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5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284272" calcext:value-type="float">
            <text:p>104.28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5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278176" calcext:value-type="float">
            <text:p>104.27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5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23896" calcext:value-type="float">
            <text:p>104.32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5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45232" calcext:value-type="float">
            <text:p>104.34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45232" calcext:value-type="float">
            <text:p>104.34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5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42184" calcext:value-type="float">
            <text:p>104.34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5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3304" calcext:value-type="float">
            <text:p>104.3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5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60472" calcext:value-type="float">
            <text:p>104.36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5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00096" calcext:value-type="float">
            <text:p>104.40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5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84856" calcext:value-type="float">
            <text:p>104.38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57424" calcext:value-type="float">
            <text:p>104.35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5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57424" calcext:value-type="float">
            <text:p>104.35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5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6352" calcext:value-type="float">
            <text:p>104.3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5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20848" calcext:value-type="float">
            <text:p>104.32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5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08656" calcext:value-type="float">
            <text:p>104.30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11704" calcext:value-type="float">
            <text:p>104.31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5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11704" calcext:value-type="float">
            <text:p>104.31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5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296464" calcext:value-type="float">
            <text:p>104.29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5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278176" calcext:value-type="float">
            <text:p>104.27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5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275128" calcext:value-type="float">
            <text:p>104.27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284272" calcext:value-type="float">
            <text:p>104.28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5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293416" calcext:value-type="float">
            <text:p>104.29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5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0256" calcext:value-type="float">
            <text:p>104.3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5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296464" calcext:value-type="float">
            <text:p>104.29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5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278176" calcext:value-type="float">
            <text:p>104.27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281224" calcext:value-type="float">
            <text:p>104.28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5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14752" calcext:value-type="float">
            <text:p>104.31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5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20848" calcext:value-type="float">
            <text:p>104.32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5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11704" calcext:value-type="float">
            <text:p>104.31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5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27208" calcext:value-type="float">
            <text:p>104.2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259888" calcext:value-type="float">
            <text:p>104.25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5-07-09 20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14752" calcext:value-type="float">
            <text:p>104.31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293416" calcext:value-type="float">
            <text:p>104.29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5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27208" calcext:value-type="float">
            <text:p>104.2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5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281224" calcext:value-type="float">
            <text:p>104.28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5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284272" calcext:value-type="float">
            <text:p>104.28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5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28732" calcext:value-type="float">
            <text:p>104.28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290368" calcext:value-type="float">
            <text:p>104.29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5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14752" calcext:value-type="float">
            <text:p>104.31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5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269032" calcext:value-type="float">
            <text:p>104.26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5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235504" calcext:value-type="float">
            <text:p>104.23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5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214168" calcext:value-type="float">
            <text:p>104.21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229408" calcext:value-type="float">
            <text:p>104.22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5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281224" calcext:value-type="float">
            <text:p>104.28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5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232456" calcext:value-type="float">
            <text:p>104.23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5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189784" calcext:value-type="float">
            <text:p>104.18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5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229408" calcext:value-type="float">
            <text:p>104.22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265984" calcext:value-type="float">
            <text:p>104.26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5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238552" calcext:value-type="float">
            <text:p>104.23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5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223312" calcext:value-type="float">
            <text:p>104.22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5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223312" calcext:value-type="float">
            <text:p>104.22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5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265984" calcext:value-type="float">
            <text:p>104.26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281224" calcext:value-type="float">
            <text:p>104.28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5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253792" calcext:value-type="float">
            <text:p>104.25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5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220264" calcext:value-type="float">
            <text:p>104.22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5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253792" calcext:value-type="float">
            <text:p>104.25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5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214168" calcext:value-type="float">
            <text:p>104.21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235504" calcext:value-type="float">
            <text:p>104.23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5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27208" calcext:value-type="float">
            <text:p>104.2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5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18064" calcext:value-type="float">
            <text:p>104.1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5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19588" calcext:value-type="float">
            <text:p>104.19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5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229408" calcext:value-type="float">
            <text:p>104.22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5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244648" calcext:value-type="float">
            <text:p>104.24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290368" calcext:value-type="float">
            <text:p>104.29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5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281224" calcext:value-type="float">
            <text:p>104.28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5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22636" calcext:value-type="float">
            <text:p>104.22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5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269032" calcext:value-type="float">
            <text:p>104.26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5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229408" calcext:value-type="float">
            <text:p>104.22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214168" calcext:value-type="float">
            <text:p>104.21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5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186736" calcext:value-type="float">
            <text:p>104.18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5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192832" calcext:value-type="float">
            <text:p>104.19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5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2416" calcext:value-type="float">
            <text:p>104.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5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214168" calcext:value-type="float">
            <text:p>104.21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177592" calcext:value-type="float">
            <text:p>104.17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5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101392" calcext:value-type="float">
            <text:p>104.10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5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098344" calcext:value-type="float">
            <text:p>104.09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5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171496" calcext:value-type="float">
            <text:p>104.17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5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168448" calcext:value-type="float">
            <text:p>104.16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144064" calcext:value-type="float">
            <text:p>104.14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5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095296" calcext:value-type="float">
            <text:p>104.09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5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095296" calcext:value-type="float">
            <text:p>104.09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5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15016" calcext:value-type="float">
            <text:p>104.1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5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25684" calcext:value-type="float">
            <text:p>104.25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08656" calcext:value-type="float">
            <text:p>104.30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5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05608" calcext:value-type="float">
            <text:p>104.30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5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27208" calcext:value-type="float">
            <text:p>104.2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5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205024" calcext:value-type="float">
            <text:p>104.20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5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186736" calcext:value-type="float">
            <text:p>104.18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19588" calcext:value-type="float">
            <text:p>104.19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5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192832" calcext:value-type="float">
            <text:p>104.19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5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214168" calcext:value-type="float">
            <text:p>104.21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5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238552" calcext:value-type="float">
            <text:p>104.23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177592" calcext:value-type="float">
            <text:p>104.17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147112" calcext:value-type="float">
            <text:p>104.14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5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201976" calcext:value-type="float">
            <text:p>104.20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5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153208" calcext:value-type="float">
            <text:p>104.15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5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147112" calcext:value-type="float">
            <text:p>104.14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5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214168" calcext:value-type="float">
            <text:p>104.21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189784" calcext:value-type="float">
            <text:p>104.18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5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1654" calcext:value-type="float">
            <text:p>104.16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5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174544" calcext:value-type="float">
            <text:p>104.17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5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162352" calcext:value-type="float">
            <text:p>104.16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186736" calcext:value-type="float">
            <text:p>104.18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1654" calcext:value-type="float">
            <text:p>104.16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5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198928" calcext:value-type="float">
            <text:p>104.19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5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092248" calcext:value-type="float">
            <text:p>104.09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067864" calcext:value-type="float">
            <text:p>104.06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122728" calcext:value-type="float">
            <text:p>104.12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232456" calcext:value-type="float">
            <text:p>104.23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168448" calcext:value-type="float">
            <text:p>104.16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113584" calcext:value-type="float">
            <text:p>104.11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5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125776" calcext:value-type="float">
            <text:p>104.12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232456" calcext:value-type="float">
            <text:p>104.23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244648" calcext:value-type="float">
            <text:p>104.24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162352" calcext:value-type="float">
            <text:p>104.16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208072" calcext:value-type="float">
            <text:p>104.20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21112" calcext:value-type="float">
            <text:p>104.2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5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214168" calcext:value-type="float">
            <text:p>104.21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223312" calcext:value-type="float">
            <text:p>104.22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5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171496" calcext:value-type="float">
            <text:p>104.17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13492" calcext:value-type="float">
            <text:p>104.13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003856" calcext:value-type="float">
            <text:p>104.00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6728" calcext:value-type="float">
            <text:p>103.9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110536" calcext:value-type="float">
            <text:p>104.11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083104" calcext:value-type="float">
            <text:p>104.08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5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064816" calcext:value-type="float">
            <text:p>104.06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07396" calcext:value-type="float">
            <text:p>104.07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15016" calcext:value-type="float">
            <text:p>104.1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18064" calcext:value-type="float">
            <text:p>104.1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192832" calcext:value-type="float">
            <text:p>104.19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171496" calcext:value-type="float">
            <text:p>104.17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083104" calcext:value-type="float">
            <text:p>104.08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5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061768" calcext:value-type="float">
            <text:p>104.06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11968" calcext:value-type="float">
            <text:p>104.1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159304" calcext:value-type="float">
            <text:p>104.15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02824" calcext:value-type="float">
            <text:p>104.0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79472" calcext:value-type="float">
            <text:p>103.97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110536" calcext:value-type="float">
            <text:p>104.11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5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11968" calcext:value-type="float">
            <text:p>104.1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009952" calcext:value-type="float">
            <text:p>104.00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5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00224" calcext:value-type="float">
            <text:p>103.90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000808" calcext:value-type="float">
            <text:p>104.00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049576" calcext:value-type="float">
            <text:p>104.04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064816" calcext:value-type="float">
            <text:p>104.06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101392" calcext:value-type="float">
            <text:p>104.10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5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186736" calcext:value-type="float">
            <text:p>104.18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5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15016" calcext:value-type="float">
            <text:p>104.1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5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02824" calcext:value-type="float">
            <text:p>104.0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5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016048" calcext:value-type="float">
            <text:p>104.01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5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137968" calcext:value-type="float">
            <text:p>104.13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5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30704" calcext:value-type="float">
            <text:p>103.93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5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61184" calcext:value-type="float">
            <text:p>103.96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5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07396" calcext:value-type="float">
            <text:p>104.07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5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147112" calcext:value-type="float">
            <text:p>104.14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5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122728" calcext:value-type="float">
            <text:p>104.12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5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198928" calcext:value-type="float">
            <text:p>104.19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5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07396" calcext:value-type="float">
            <text:p>104.07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5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080056" calcext:value-type="float">
            <text:p>104.08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5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110536" calcext:value-type="float">
            <text:p>104.11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5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147112" calcext:value-type="float">
            <text:p>104.14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5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177592" calcext:value-type="float">
            <text:p>104.17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5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21112" calcext:value-type="float">
            <text:p>104.2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5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232456" calcext:value-type="float">
            <text:p>104.23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5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262936" calcext:value-type="float">
            <text:p>104.26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5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144064" calcext:value-type="float">
            <text:p>104.14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5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070912" calcext:value-type="float">
            <text:p>104.07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5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159304" calcext:value-type="float">
            <text:p>104.15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046528" calcext:value-type="float">
            <text:p>104.04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5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046528" calcext:value-type="float">
            <text:p>104.04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5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174544" calcext:value-type="float">
            <text:p>104.17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5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040432" calcext:value-type="float">
            <text:p>104.04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5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061768" calcext:value-type="float">
            <text:p>104.06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110536" calcext:value-type="float">
            <text:p>104.11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5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183688" calcext:value-type="float">
            <text:p>104.18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5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040432" calcext:value-type="float">
            <text:p>104.04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5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055672" calcext:value-type="float">
            <text:p>104.05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5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07396" calcext:value-type="float">
            <text:p>104.07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037384" calcext:value-type="float">
            <text:p>104.03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5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144064" calcext:value-type="float">
            <text:p>104.14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5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067864" calcext:value-type="float">
            <text:p>104.06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5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070912" calcext:value-type="float">
            <text:p>104.07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5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070912" calcext:value-type="float">
            <text:p>104.07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5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07396" calcext:value-type="float">
            <text:p>104.07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003856" calcext:value-type="float">
            <text:p>104.00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5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080056" calcext:value-type="float">
            <text:p>104.08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5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110536" calcext:value-type="float">
            <text:p>104.11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5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131872" calcext:value-type="float">
            <text:p>104.13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5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183688" calcext:value-type="float">
            <text:p>104.18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064816" calcext:value-type="float">
            <text:p>104.06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5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067864" calcext:value-type="float">
            <text:p>104.06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5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223312" calcext:value-type="float">
            <text:p>104.22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5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107488" calcext:value-type="float">
            <text:p>104.10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5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137968" calcext:value-type="float">
            <text:p>104.13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19588" calcext:value-type="float">
            <text:p>104.19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5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186736" calcext:value-type="float">
            <text:p>104.18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5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083104" calcext:value-type="float">
            <text:p>104.08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5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45944" calcext:value-type="float">
            <text:p>103.94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0892" calcext:value-type="float">
            <text:p>104.0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21112" calcext:value-type="float">
            <text:p>104.2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5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177592" calcext:value-type="float">
            <text:p>104.17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174544" calcext:value-type="float">
            <text:p>104.17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5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061768" calcext:value-type="float">
            <text:p>104.06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5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88616" calcext:value-type="float">
            <text:p>103.98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0892" calcext:value-type="float">
            <text:p>104.0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086152" calcext:value-type="float">
            <text:p>104.08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131872" calcext:value-type="float">
            <text:p>104.13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201976" calcext:value-type="float">
            <text:p>104.20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183688" calcext:value-type="float">
            <text:p>104.18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04348" calcext:value-type="float">
            <text:p>104.04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5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85568" calcext:value-type="float">
            <text:p>103.98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5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128824" calcext:value-type="float">
            <text:p>104.12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5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11968" calcext:value-type="float">
            <text:p>104.1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5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137968" calcext:value-type="float">
            <text:p>104.13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4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101392" calcext:value-type="float">
            <text:p>104.10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4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58136" calcext:value-type="float">
            <text:p>103.95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4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009952" calcext:value-type="float">
            <text:p>104.00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4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009952" calcext:value-type="float">
            <text:p>104.00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4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94712" calcext:value-type="float">
            <text:p>103.99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4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016048" calcext:value-type="float">
            <text:p>104.01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4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04348" calcext:value-type="float">
            <text:p>104.04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4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128824" calcext:value-type="float">
            <text:p>104.12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4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05872" calcext:value-type="float">
            <text:p>104.0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4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05872" calcext:value-type="float">
            <text:p>104.0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4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137968" calcext:value-type="float">
            <text:p>104.13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4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15016" calcext:value-type="float">
            <text:p>104.1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4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125776" calcext:value-type="float">
            <text:p>104.12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4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162352" calcext:value-type="float">
            <text:p>104.16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4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067864" calcext:value-type="float">
            <text:p>104.06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4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070912" calcext:value-type="float">
            <text:p>104.07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04348" calcext:value-type="float">
            <text:p>104.04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4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095296" calcext:value-type="float">
            <text:p>104.09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4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049576" calcext:value-type="float">
            <text:p>104.04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4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080056" calcext:value-type="float">
            <text:p>104.08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4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113584" calcext:value-type="float">
            <text:p>104.11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11968" calcext:value-type="float">
            <text:p>104.1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4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003856" calcext:value-type="float">
            <text:p>104.00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4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73376" calcext:value-type="float">
            <text:p>103.97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4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083104" calcext:value-type="float">
            <text:p>104.08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4-12-06 16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186736" calcext:value-type="float">
            <text:p>104.18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4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137968" calcext:value-type="float">
            <text:p>104.13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4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128824" calcext:value-type="float">
            <text:p>104.12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4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070912" calcext:value-type="float">
            <text:p>104.07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4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095296" calcext:value-type="float">
            <text:p>104.09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4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141016" calcext:value-type="float">
            <text:p>104.14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4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092248" calcext:value-type="float">
            <text:p>104.09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4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049576" calcext:value-type="float">
            <text:p>104.04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4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05872" calcext:value-type="float">
            <text:p>104.0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4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086152" calcext:value-type="float">
            <text:p>104.08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4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09368" calcext:value-type="float">
            <text:p>103.90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4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5204" calcext:value-type="float">
            <text:p>103.95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4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003856" calcext:value-type="float">
            <text:p>104.00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4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27656" calcext:value-type="float">
            <text:p>103.92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4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45944" calcext:value-type="float">
            <text:p>103.94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4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040432" calcext:value-type="float">
            <text:p>104.04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4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092248" calcext:value-type="float">
            <text:p>104.09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4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101392" calcext:value-type="float">
            <text:p>104.10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4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12416" calcext:value-type="float">
            <text:p>103.91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4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27072" calcext:value-type="float">
            <text:p>103.82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4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48992" calcext:value-type="float">
            <text:p>103.94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4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2156" calcext:value-type="float">
            <text:p>103.92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4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48992" calcext:value-type="float">
            <text:p>103.94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4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013" calcext:value-type="float">
            <text:p>104.0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4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45944" calcext:value-type="float">
            <text:p>103.94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4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42896" calcext:value-type="float">
            <text:p>103.94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4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016048" calcext:value-type="float">
            <text:p>104.01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4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003856" calcext:value-type="float">
            <text:p>104.00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4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6728" calcext:value-type="float">
            <text:p>103.9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4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45944" calcext:value-type="float">
            <text:p>103.94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4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031288" calcext:value-type="float">
            <text:p>104.03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4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39848" calcext:value-type="float">
            <text:p>103.93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4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368" calcext:value-type="float">
            <text:p>103.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4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00224" calcext:value-type="float">
            <text:p>103.90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4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66696" calcext:value-type="float">
            <text:p>103.86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4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368" calcext:value-type="float">
            <text:p>103.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006904" calcext:value-type="float">
            <text:p>104.00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4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022144" calcext:value-type="float">
            <text:p>104.02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24608" calcext:value-type="float">
            <text:p>103.92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4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94128" calcext:value-type="float">
            <text:p>103.89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4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24608" calcext:value-type="float">
            <text:p>103.92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4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85568" calcext:value-type="float">
            <text:p>103.98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4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080056" calcext:value-type="float">
            <text:p>104.08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016048" calcext:value-type="float">
            <text:p>104.01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4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30704" calcext:value-type="float">
            <text:p>103.93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4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025192" calcext:value-type="float">
            <text:p>104.02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4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006904" calcext:value-type="float">
            <text:p>104.00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4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76424" calcext:value-type="float">
            <text:p>103.97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046528" calcext:value-type="float">
            <text:p>104.04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4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052624" calcext:value-type="float">
            <text:p>104.05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4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85568" calcext:value-type="float">
            <text:p>103.98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4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8252" calcext:value-type="float">
            <text:p>103.98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055672" calcext:value-type="float">
            <text:p>104.05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006904" calcext:value-type="float">
            <text:p>104.00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009952" calcext:value-type="float">
            <text:p>104.00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4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000808" calcext:value-type="float">
            <text:p>104.00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4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79472" calcext:value-type="float">
            <text:p>103.97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4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013" calcext:value-type="float">
            <text:p>104.0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94712" calcext:value-type="float">
            <text:p>103.99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4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76424" calcext:value-type="float">
            <text:p>103.97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4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76424" calcext:value-type="float">
            <text:p>103.97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4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94712" calcext:value-type="float">
            <text:p>103.99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4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91664" calcext:value-type="float">
            <text:p>103.99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79472" calcext:value-type="float">
            <text:p>103.97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4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000808" calcext:value-type="float">
            <text:p>104.00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4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42896" calcext:value-type="float">
            <text:p>103.94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4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45944" calcext:value-type="float">
            <text:p>103.94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009952" calcext:value-type="float">
            <text:p>104.00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58136" calcext:value-type="float">
            <text:p>103.95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4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85568" calcext:value-type="float">
            <text:p>103.98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4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94712" calcext:value-type="float">
            <text:p>103.99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4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5204" calcext:value-type="float">
            <text:p>103.95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4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48992" calcext:value-type="float">
            <text:p>103.94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8252" calcext:value-type="float">
            <text:p>103.98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4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45944" calcext:value-type="float">
            <text:p>103.94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4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45944" calcext:value-type="float">
            <text:p>103.94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4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45944" calcext:value-type="float">
            <text:p>103.94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4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30704" calcext:value-type="float">
            <text:p>103.93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2156" calcext:value-type="float">
            <text:p>103.92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4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15464" calcext:value-type="float">
            <text:p>103.91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4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94128" calcext:value-type="float">
            <text:p>103.89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4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15464" calcext:value-type="float">
            <text:p>103.91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48992" calcext:value-type="float">
            <text:p>103.94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39848" calcext:value-type="float">
            <text:p>103.93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4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2156" calcext:value-type="float">
            <text:p>103.92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4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97176" calcext:value-type="float">
            <text:p>103.89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4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09368" calcext:value-type="float">
            <text:p>103.90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4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18512" calcext:value-type="float">
            <text:p>103.91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368" calcext:value-type="float">
            <text:p>103.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4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79472" calcext:value-type="float">
            <text:p>103.97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4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8252" calcext:value-type="float">
            <text:p>103.98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4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94712" calcext:value-type="float">
            <text:p>103.99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4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025192" calcext:value-type="float">
            <text:p>104.02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019096" calcext:value-type="float">
            <text:p>104.01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4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000808" calcext:value-type="float">
            <text:p>104.00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4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94712" calcext:value-type="float">
            <text:p>103.99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4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016048" calcext:value-type="float">
            <text:p>104.01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4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003856" calcext:value-type="float">
            <text:p>104.00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4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88616" calcext:value-type="float">
            <text:p>103.98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85568" calcext:value-type="float">
            <text:p>103.98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4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45944" calcext:value-type="float">
            <text:p>103.94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4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5204" calcext:value-type="float">
            <text:p>103.95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4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79472" calcext:value-type="float">
            <text:p>103.97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4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88616" calcext:value-type="float">
            <text:p>103.98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70328" calcext:value-type="float">
            <text:p>103.97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4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5204" calcext:value-type="float">
            <text:p>103.95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4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33752" calcext:value-type="float">
            <text:p>103.93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4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27656" calcext:value-type="float">
            <text:p>103.92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4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368" calcext:value-type="float">
            <text:p>103.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58136" calcext:value-type="float">
            <text:p>103.95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4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55088" calcext:value-type="float">
            <text:p>103.95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4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5204" calcext:value-type="float">
            <text:p>103.95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4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39848" calcext:value-type="float">
            <text:p>103.93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4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24608" calcext:value-type="float">
            <text:p>103.92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27656" calcext:value-type="float">
            <text:p>103.92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4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2156" calcext:value-type="float">
            <text:p>103.92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4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24608" calcext:value-type="float">
            <text:p>103.92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4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30704" calcext:value-type="float">
            <text:p>103.93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4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27656" calcext:value-type="float">
            <text:p>103.92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6728" calcext:value-type="float">
            <text:p>103.9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4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94712" calcext:value-type="float">
            <text:p>103.99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4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12416" calcext:value-type="float">
            <text:p>103.91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4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9108" calcext:value-type="float">
            <text:p>103.89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4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42896" calcext:value-type="float">
            <text:p>103.94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48992" calcext:value-type="float">
            <text:p>103.94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4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45944" calcext:value-type="float">
            <text:p>103.94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4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55088" calcext:value-type="float">
            <text:p>103.95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4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79472" calcext:value-type="float">
            <text:p>103.97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4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24608" calcext:value-type="float">
            <text:p>103.92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4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97176" calcext:value-type="float">
            <text:p>103.89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84984" calcext:value-type="float">
            <text:p>103.88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4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97176" calcext:value-type="float">
            <text:p>103.89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4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9108" calcext:value-type="float">
            <text:p>103.89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4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84984" calcext:value-type="float">
            <text:p>103.88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4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18512" calcext:value-type="float">
            <text:p>103.91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6728" calcext:value-type="float">
            <text:p>103.9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4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76424" calcext:value-type="float">
            <text:p>103.97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4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58136" calcext:value-type="float">
            <text:p>103.95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4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45944" calcext:value-type="float">
            <text:p>103.94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4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58136" calcext:value-type="float">
            <text:p>103.95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39848" calcext:value-type="float">
            <text:p>103.93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4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30704" calcext:value-type="float">
            <text:p>103.93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4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6728" calcext:value-type="float">
            <text:p>103.9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4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45944" calcext:value-type="float">
            <text:p>103.94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4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84984" calcext:value-type="float">
            <text:p>103.88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78888" calcext:value-type="float">
            <text:p>103.87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4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2156" calcext:value-type="float">
            <text:p>103.92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4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45944" calcext:value-type="float">
            <text:p>103.94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4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27656" calcext:value-type="float">
            <text:p>103.92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4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2156" calcext:value-type="float">
            <text:p>103.92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24608" calcext:value-type="float">
            <text:p>103.92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4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2156" calcext:value-type="float">
            <text:p>103.92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4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2156" calcext:value-type="float">
            <text:p>103.92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4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81936" calcext:value-type="float">
            <text:p>103.88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4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88032" calcext:value-type="float">
            <text:p>103.88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39848" calcext:value-type="float">
            <text:p>103.93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4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88032" calcext:value-type="float">
            <text:p>103.88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4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81936" calcext:value-type="float">
            <text:p>103.88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4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606" calcext:value-type="float">
            <text:p>103.86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4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69744" calcext:value-type="float">
            <text:p>103.86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368" calcext:value-type="float">
            <text:p>103.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4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4536" calcext:value-type="float">
            <text:p>103.8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4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1488" calcext:value-type="float">
            <text:p>103.8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4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33168" calcext:value-type="float">
            <text:p>103.83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4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7584" calcext:value-type="float">
            <text:p>103.8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57552" calcext:value-type="float">
            <text:p>103.85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4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606" calcext:value-type="float">
            <text:p>103.86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4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94128" calcext:value-type="float">
            <text:p>103.89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4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94128" calcext:value-type="float">
            <text:p>103.89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4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18512" calcext:value-type="float">
            <text:p>103.91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55088" calcext:value-type="float">
            <text:p>103.95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4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57552" calcext:value-type="float">
            <text:p>103.85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4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87448" calcext:value-type="float">
            <text:p>103.78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4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87448" calcext:value-type="float">
            <text:p>103.78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4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11832" calcext:value-type="float">
            <text:p>103.81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39264" calcext:value-type="float">
            <text:p>103.83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4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81936" calcext:value-type="float">
            <text:p>103.88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4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63648" calcext:value-type="float">
            <text:p>103.86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4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66696" calcext:value-type="float">
            <text:p>103.86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4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81936" calcext:value-type="float">
            <text:p>103.88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7584" calcext:value-type="float">
            <text:p>103.8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4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51456" calcext:value-type="float">
            <text:p>103.85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4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11832" calcext:value-type="float">
            <text:p>103.81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4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17928" calcext:value-type="float">
            <text:p>103.81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4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39264" calcext:value-type="float">
            <text:p>103.83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3012" calcext:value-type="float">
            <text:p>103.83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4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5392" calcext:value-type="float">
            <text:p>103.7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4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72208" calcext:value-type="float">
            <text:p>103.77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4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93544" calcext:value-type="float">
            <text:p>103.79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4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48408" calcext:value-type="float">
            <text:p>103.84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4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57552" calcext:value-type="float">
            <text:p>103.85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3012" calcext:value-type="float">
            <text:p>103.83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4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69744" calcext:value-type="float">
            <text:p>103.86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4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7584" calcext:value-type="float">
            <text:p>103.8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4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42312" calcext:value-type="float">
            <text:p>103.84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4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41728" calcext:value-type="float">
            <text:p>103.74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29536" calcext:value-type="float">
            <text:p>103.72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4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56968" calcext:value-type="float">
            <text:p>103.75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4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41728" calcext:value-type="float">
            <text:p>103.74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4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1488" calcext:value-type="float">
            <text:p>103.8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4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44776" calcext:value-type="float">
            <text:p>103.74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50872" calcext:value-type="float">
            <text:p>103.75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4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56968" calcext:value-type="float">
            <text:p>103.75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4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87448" calcext:value-type="float">
            <text:p>103.78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4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75256" calcext:value-type="float">
            <text:p>103.77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4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90496" calcext:value-type="float">
            <text:p>103.79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4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08784" calcext:value-type="float">
            <text:p>103.80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4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87448" calcext:value-type="float">
            <text:p>103.78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4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6916" calcext:value-type="float">
            <text:p>103.76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4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3012" calcext:value-type="float">
            <text:p>103.83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72792" calcext:value-type="float">
            <text:p>103.87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4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81352" calcext:value-type="float">
            <text:p>103.78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4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05152" calcext:value-type="float">
            <text:p>103.70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4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7772" calcext:value-type="float">
            <text:p>103.67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4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99056" calcext:value-type="float">
            <text:p>103.69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72208" calcext:value-type="float">
            <text:p>103.77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4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96592" calcext:value-type="float">
            <text:p>103.79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4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6916" calcext:value-type="float">
            <text:p>103.76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4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20392" calcext:value-type="float">
            <text:p>103.72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4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11248" calcext:value-type="float">
            <text:p>103.71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41728" calcext:value-type="float">
            <text:p>103.74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4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6916" calcext:value-type="float">
            <text:p>103.76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4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35632" calcext:value-type="float">
            <text:p>103.73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4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05152" calcext:value-type="float">
            <text:p>103.70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4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86864" calcext:value-type="float">
            <text:p>103.68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96008" calcext:value-type="float">
            <text:p>103.69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4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17928" calcext:value-type="float">
            <text:p>103.81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4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5392" calcext:value-type="float">
            <text:p>103.7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4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6916" calcext:value-type="float">
            <text:p>103.76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4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88032" calcext:value-type="float">
            <text:p>103.88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81936" calcext:value-type="float">
            <text:p>103.88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4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51456" calcext:value-type="float">
            <text:p>103.85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4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44776" calcext:value-type="float">
            <text:p>103.74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4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44776" calcext:value-type="float">
            <text:p>103.74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4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02104" calcext:value-type="float">
            <text:p>103.70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65528" calcext:value-type="float">
            <text:p>103.66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4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60016" calcext:value-type="float">
            <text:p>103.76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4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6916" calcext:value-type="float">
            <text:p>103.76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17928" calcext:value-type="float">
            <text:p>103.81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4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27072" calcext:value-type="float">
            <text:p>103.82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81352" calcext:value-type="float">
            <text:p>103.78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75256" calcext:value-type="float">
            <text:p>103.77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26488" calcext:value-type="float">
            <text:p>103.72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4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05152" calcext:value-type="float">
            <text:p>103.70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4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7772" calcext:value-type="float">
            <text:p>103.67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29536" calcext:value-type="float">
            <text:p>103.72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50872" calcext:value-type="float">
            <text:p>103.75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81352" calcext:value-type="float">
            <text:p>103.78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4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35632" calcext:value-type="float">
            <text:p>103.73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6248" calcext:value-type="float">
            <text:p>103.6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4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74672" calcext:value-type="float">
            <text:p>103.67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14296" calcext:value-type="float">
            <text:p>103.71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4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9296" calcext:value-type="float">
            <text:p>103.6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4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41728" calcext:value-type="float">
            <text:p>103.74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6916" calcext:value-type="float">
            <text:p>103.76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4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14296" calcext:value-type="float">
            <text:p>103.71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49704" calcext:value-type="float">
            <text:p>103.54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4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37512" calcext:value-type="float">
            <text:p>103.53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4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83816" calcext:value-type="float">
            <text:p>103.68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4-03-22 18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0632" calcext:value-type="float">
            <text:p>103.9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2344" calcext:value-type="float">
            <text:p>103.7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26488" calcext:value-type="float">
            <text:p>103.72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47824" calcext:value-type="float">
            <text:p>103.74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36216" calcext:value-type="float">
            <text:p>103.83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4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87448" calcext:value-type="float">
            <text:p>103.78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4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78304" calcext:value-type="float">
            <text:p>103.77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05736" calcext:value-type="float">
            <text:p>103.80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4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6248" calcext:value-type="float">
            <text:p>103.6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4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28952" calcext:value-type="float">
            <text:p>103.62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96008" calcext:value-type="float">
            <text:p>103.69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4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32584" calcext:value-type="float">
            <text:p>103.73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4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78304" calcext:value-type="float">
            <text:p>103.77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4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11832" calcext:value-type="float">
            <text:p>103.81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4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96008" calcext:value-type="float">
            <text:p>103.69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4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38096" calcext:value-type="float">
            <text:p>103.63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4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83816" calcext:value-type="float">
            <text:p>103.68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4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14296" calcext:value-type="float">
            <text:p>103.71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4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44192" calcext:value-type="float">
            <text:p>103.64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4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35048" calcext:value-type="float">
            <text:p>103.63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4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50288" calcext:value-type="float">
            <text:p>103.65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4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99056" calcext:value-type="float">
            <text:p>103.69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4-0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47824" calcext:value-type="float">
            <text:p>103.74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4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5392" calcext:value-type="float">
            <text:p>103.7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4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80184" calcext:value-type="float">
            <text:p>103.58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4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35048" calcext:value-type="float">
            <text:p>103.63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4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96008" calcext:value-type="float">
            <text:p>103.69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4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11248" calcext:value-type="float">
            <text:p>103.71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4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6916" calcext:value-type="float">
            <text:p>103.76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4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71624" calcext:value-type="float">
            <text:p>103.67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4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50288" calcext:value-type="float">
            <text:p>103.65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4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41728" calcext:value-type="float">
            <text:p>103.74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4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9296" calcext:value-type="float">
            <text:p>103.6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4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11248" calcext:value-type="float">
            <text:p>103.71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4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17928" calcext:value-type="float">
            <text:p>103.81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4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89912" calcext:value-type="float">
            <text:p>103.68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4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02104" calcext:value-type="float">
            <text:p>103.70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4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83816" calcext:value-type="float">
            <text:p>103.68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4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17344" calcext:value-type="float">
            <text:p>103.71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4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32584" calcext:value-type="float">
            <text:p>103.73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4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05152" calcext:value-type="float">
            <text:p>103.70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4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80768" calcext:value-type="float">
            <text:p>103.68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4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6248" calcext:value-type="float">
            <text:p>103.6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4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22856" calcext:value-type="float">
            <text:p>103.62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4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22856" calcext:value-type="float">
            <text:p>103.62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4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80768" calcext:value-type="float">
            <text:p>103.68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4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50872" calcext:value-type="float">
            <text:p>103.75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4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83232" calcext:value-type="float">
            <text:p>103.58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4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2532" calcext:value-type="float">
            <text:p>103.52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4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77136" calcext:value-type="float">
            <text:p>103.57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4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4724" calcext:value-type="float">
            <text:p>103.64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4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29536" calcext:value-type="float">
            <text:p>103.72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72208" calcext:value-type="float">
            <text:p>103.77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4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78304" calcext:value-type="float">
            <text:p>103.77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4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96592" calcext:value-type="float">
            <text:p>103.79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4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90496" calcext:value-type="float">
            <text:p>103.79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4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99056" calcext:value-type="float">
            <text:p>103.69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83816" calcext:value-type="float">
            <text:p>103.68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4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05152" calcext:value-type="float">
            <text:p>103.70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4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80768" calcext:value-type="float">
            <text:p>103.68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4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53336" calcext:value-type="float">
            <text:p>103.65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4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80768" calcext:value-type="float">
            <text:p>103.68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72208" calcext:value-type="float">
            <text:p>103.77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4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33168" calcext:value-type="float">
            <text:p>103.83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4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04568" calcext:value-type="float">
            <text:p>103.60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4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80184" calcext:value-type="float">
            <text:p>103.58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26488" calcext:value-type="float">
            <text:p>103.72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17344" calcext:value-type="float">
            <text:p>103.71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4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14296" calcext:value-type="float">
            <text:p>103.71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4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98472" calcext:value-type="float">
            <text:p>103.59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4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0152" calcext:value-type="float">
            <text:p>103.6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4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91792" calcext:value-type="float">
            <text:p>103.49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46656" calcext:value-type="float">
            <text:p>103.54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4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80184" calcext:value-type="float">
            <text:p>103.58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4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70456" calcext:value-type="float">
            <text:p>103.47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58848" calcext:value-type="float">
            <text:p>103.55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4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38096" calcext:value-type="float">
            <text:p>103.63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04568" calcext:value-type="float">
            <text:p>103.60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4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41144" calcext:value-type="float">
            <text:p>103.64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4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96008" calcext:value-type="float">
            <text:p>103.69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4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02104" calcext:value-type="float">
            <text:p>103.70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4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32584" calcext:value-type="float">
            <text:p>103.73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3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89912" calcext:value-type="float">
            <text:p>103.68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3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7772" calcext:value-type="float">
            <text:p>103.67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3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29536" calcext:value-type="float">
            <text:p>103.72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3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082" calcext:value-type="float">
            <text:p>103.70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3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59432" calcext:value-type="float">
            <text:p>103.65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3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22856" calcext:value-type="float">
            <text:p>103.62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3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7772" calcext:value-type="float">
            <text:p>103.67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3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77136" calcext:value-type="float">
            <text:p>103.57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3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95424" calcext:value-type="float">
            <text:p>103.59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3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89912" calcext:value-type="float">
            <text:p>103.68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3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89912" calcext:value-type="float">
            <text:p>103.68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3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56384" calcext:value-type="float">
            <text:p>103.65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3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35048" calcext:value-type="float">
            <text:p>103.63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3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14296" calcext:value-type="float">
            <text:p>103.71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3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80768" calcext:value-type="float">
            <text:p>103.68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3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96008" calcext:value-type="float">
            <text:p>103.69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3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14296" calcext:value-type="float">
            <text:p>103.71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3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29536" calcext:value-type="float">
            <text:p>103.72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3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60016" calcext:value-type="float">
            <text:p>103.76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3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2344" calcext:value-type="float">
            <text:p>103.7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3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7772" calcext:value-type="float">
            <text:p>103.67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3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65528" calcext:value-type="float">
            <text:p>103.66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3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22856" calcext:value-type="float">
            <text:p>103.62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3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4056" calcext:value-type="float">
            <text:p>103.5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3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49704" calcext:value-type="float">
            <text:p>103.54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3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65528" calcext:value-type="float">
            <text:p>103.66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3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14296" calcext:value-type="float">
            <text:p>103.71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3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68576" calcext:value-type="float">
            <text:p>103.66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3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89328" calcext:value-type="float">
            <text:p>103.58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3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92376" calcext:value-type="float">
            <text:p>103.59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3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92376" calcext:value-type="float">
            <text:p>103.59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3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46656" calcext:value-type="float">
            <text:p>103.54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3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8628" calcext:value-type="float">
            <text:p>103.58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3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99056" calcext:value-type="float">
            <text:p>103.69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3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17344" calcext:value-type="float">
            <text:p>103.71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3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89912" calcext:value-type="float">
            <text:p>103.68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3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4724" calcext:value-type="float">
            <text:p>103.64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3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7772" calcext:value-type="float">
            <text:p>103.67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3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0152" calcext:value-type="float">
            <text:p>103.6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3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41144" calcext:value-type="float">
            <text:p>103.64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3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29536" calcext:value-type="float">
            <text:p>103.72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3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31416" calcext:value-type="float">
            <text:p>103.53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3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1008" calcext:value-type="float">
            <text:p>103.5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3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04568" calcext:value-type="float">
            <text:p>103.60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3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98472" calcext:value-type="float">
            <text:p>103.59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3-11-16 21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7104" calcext:value-type="float">
            <text:p>103.5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3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74088" calcext:value-type="float">
            <text:p>103.57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3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42312" calcext:value-type="float">
            <text:p>103.84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3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39264" calcext:value-type="float">
            <text:p>103.83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3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03272" calcext:value-type="float">
            <text:p>103.90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3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69744" calcext:value-type="float">
            <text:p>103.86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3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51456" calcext:value-type="float">
            <text:p>103.85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3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69744" calcext:value-type="float">
            <text:p>103.86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3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4536" calcext:value-type="float">
            <text:p>103.8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3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20392" calcext:value-type="float">
            <text:p>103.72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3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11248" calcext:value-type="float">
            <text:p>103.71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3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44776" calcext:value-type="float">
            <text:p>103.74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3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63064" calcext:value-type="float">
            <text:p>103.76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3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20976" calcext:value-type="float">
            <text:p>103.82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3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93544" calcext:value-type="float">
            <text:p>103.79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3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1488" calcext:value-type="float">
            <text:p>103.8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36216" calcext:value-type="float">
            <text:p>103.83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3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00224" calcext:value-type="float">
            <text:p>103.90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88032" calcext:value-type="float">
            <text:p>103.88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3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54504" calcext:value-type="float">
            <text:p>103.85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3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11832" calcext:value-type="float">
            <text:p>103.81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3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63064" calcext:value-type="float">
            <text:p>103.76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3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20392" calcext:value-type="float">
            <text:p>103.72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44776" calcext:value-type="float">
            <text:p>103.74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3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20392" calcext:value-type="float">
            <text:p>103.72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3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2344" calcext:value-type="float">
            <text:p>103.7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3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14296" calcext:value-type="float">
            <text:p>103.71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3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41728" calcext:value-type="float">
            <text:p>103.74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66112" calcext:value-type="float">
            <text:p>103.76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3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90496" calcext:value-type="float">
            <text:p>103.79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3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26488" calcext:value-type="float">
            <text:p>103.72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3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50872" calcext:value-type="float">
            <text:p>103.75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3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36216" calcext:value-type="float">
            <text:p>103.83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78888" calcext:value-type="float">
            <text:p>103.87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3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54504" calcext:value-type="float">
            <text:p>103.85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3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99056" calcext:value-type="float">
            <text:p>103.69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3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98472" calcext:value-type="float">
            <text:p>103.59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3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98472" calcext:value-type="float">
            <text:p>103.59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80768" calcext:value-type="float">
            <text:p>103.68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3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26488" calcext:value-type="float">
            <text:p>103.72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3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60016" calcext:value-type="float">
            <text:p>103.76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3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3012" calcext:value-type="float">
            <text:p>103.83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3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39264" calcext:value-type="float">
            <text:p>103.83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02688" calcext:value-type="float">
            <text:p>103.80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3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41728" calcext:value-type="float">
            <text:p>103.74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3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20392" calcext:value-type="float">
            <text:p>103.72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3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56968" calcext:value-type="float">
            <text:p>103.75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3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844" calcext:value-type="float">
            <text:p>103.7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56968" calcext:value-type="float">
            <text:p>103.75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3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26488" calcext:value-type="float">
            <text:p>103.72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3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26488" calcext:value-type="float">
            <text:p>103.72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3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44776" calcext:value-type="float">
            <text:p>103.74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3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72208" calcext:value-type="float">
            <text:p>103.77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96592" calcext:value-type="float">
            <text:p>103.79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3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29536" calcext:value-type="float">
            <text:p>103.72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3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11248" calcext:value-type="float">
            <text:p>103.71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3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11248" calcext:value-type="float">
            <text:p>103.71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3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29536" calcext:value-type="float">
            <text:p>103.72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14296" calcext:value-type="float">
            <text:p>103.71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3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9296" calcext:value-type="float">
            <text:p>103.6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3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17344" calcext:value-type="float">
            <text:p>103.71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3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81352" calcext:value-type="float">
            <text:p>103.78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3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9964" calcext:value-type="float">
            <text:p>103.79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6916" calcext:value-type="float">
            <text:p>103.76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3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50872" calcext:value-type="float">
            <text:p>103.75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3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5392" calcext:value-type="float">
            <text:p>103.7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3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93544" calcext:value-type="float">
            <text:p>103.79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3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75256" calcext:value-type="float">
            <text:p>103.77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3868" calcext:value-type="float">
            <text:p>103.73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3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75256" calcext:value-type="float">
            <text:p>103.77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3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14296" calcext:value-type="float">
            <text:p>103.71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3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02104" calcext:value-type="float">
            <text:p>103.70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3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5392" calcext:value-type="float">
            <text:p>103.7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65528" calcext:value-type="float">
            <text:p>103.66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3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44192" calcext:value-type="float">
            <text:p>103.64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3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96008" calcext:value-type="float">
            <text:p>103.69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3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44776" calcext:value-type="float">
            <text:p>103.74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3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41728" calcext:value-type="float">
            <text:p>103.74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3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17344" calcext:value-type="float">
            <text:p>103.71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29536" calcext:value-type="float">
            <text:p>103.72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3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6916" calcext:value-type="float">
            <text:p>103.76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3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5392" calcext:value-type="float">
            <text:p>103.7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3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44776" calcext:value-type="float">
            <text:p>103.74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3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6916" calcext:value-type="float">
            <text:p>103.76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41728" calcext:value-type="float">
            <text:p>103.74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3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41728" calcext:value-type="float">
            <text:p>103.74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3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56968" calcext:value-type="float">
            <text:p>103.75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3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6916" calcext:value-type="float">
            <text:p>103.76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3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844" calcext:value-type="float">
            <text:p>103.7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63064" calcext:value-type="float">
            <text:p>103.76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3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17344" calcext:value-type="float">
            <text:p>103.71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3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02104" calcext:value-type="float">
            <text:p>103.70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3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02104" calcext:value-type="float">
            <text:p>103.70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3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9296" calcext:value-type="float">
            <text:p>103.6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63064" calcext:value-type="float">
            <text:p>103.76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3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63064" calcext:value-type="float">
            <text:p>103.76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3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05152" calcext:value-type="float">
            <text:p>103.70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3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89912" calcext:value-type="float">
            <text:p>103.68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3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65528" calcext:value-type="float">
            <text:p>103.66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71624" calcext:value-type="float">
            <text:p>103.67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3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53336" calcext:value-type="float">
            <text:p>103.65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3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74672" calcext:value-type="float">
            <text:p>103.67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3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11248" calcext:value-type="float">
            <text:p>103.71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3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082" calcext:value-type="float">
            <text:p>103.70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96008" calcext:value-type="float">
            <text:p>103.69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3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89912" calcext:value-type="float">
            <text:p>103.68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3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89912" calcext:value-type="float">
            <text:p>103.68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3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02104" calcext:value-type="float">
            <text:p>103.70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3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14296" calcext:value-type="float">
            <text:p>103.71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3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20392" calcext:value-type="float">
            <text:p>103.72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3868" calcext:value-type="float">
            <text:p>103.73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3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41728" calcext:value-type="float">
            <text:p>103.74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3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2344" calcext:value-type="float">
            <text:p>103.7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3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02104" calcext:value-type="float">
            <text:p>103.70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3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05152" calcext:value-type="float">
            <text:p>103.70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082" calcext:value-type="float">
            <text:p>103.70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3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14296" calcext:value-type="float">
            <text:p>103.71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3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14296" calcext:value-type="float">
            <text:p>103.71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3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17344" calcext:value-type="float">
            <text:p>103.71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3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20392" calcext:value-type="float">
            <text:p>103.72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2344" calcext:value-type="float">
            <text:p>103.7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3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89912" calcext:value-type="float">
            <text:p>103.68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3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65528" calcext:value-type="float">
            <text:p>103.66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3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86864" calcext:value-type="float">
            <text:p>103.68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3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96008" calcext:value-type="float">
            <text:p>103.69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02104" calcext:value-type="float">
            <text:p>103.70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3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59432" calcext:value-type="float">
            <text:p>103.65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3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56384" calcext:value-type="float">
            <text:p>103.65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3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44192" calcext:value-type="float">
            <text:p>103.64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3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56384" calcext:value-type="float">
            <text:p>103.65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6248" calcext:value-type="float">
            <text:p>103.6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3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7772" calcext:value-type="float">
            <text:p>103.67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3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50288" calcext:value-type="float">
            <text:p>103.65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3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35048" calcext:value-type="float">
            <text:p>103.63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3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80768" calcext:value-type="float">
            <text:p>103.68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74672" calcext:value-type="float">
            <text:p>103.67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3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65528" calcext:value-type="float">
            <text:p>103.66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3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59432" calcext:value-type="float">
            <text:p>103.65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3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68576" calcext:value-type="float">
            <text:p>103.66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3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80768" calcext:value-type="float">
            <text:p>103.68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56384" calcext:value-type="float">
            <text:p>103.65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3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38096" calcext:value-type="float">
            <text:p>103.63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3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19808" calcext:value-type="float">
            <text:p>103.61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3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04568" calcext:value-type="float">
            <text:p>103.60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3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53336" calcext:value-type="float">
            <text:p>103.65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41144" calcext:value-type="float">
            <text:p>103.64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3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22856" calcext:value-type="float">
            <text:p>103.62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3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22856" calcext:value-type="float">
            <text:p>103.62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3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50288" calcext:value-type="float">
            <text:p>103.65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3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22856" calcext:value-type="float">
            <text:p>103.62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04568" calcext:value-type="float">
            <text:p>103.60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3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98472" calcext:value-type="float">
            <text:p>103.59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3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98472" calcext:value-type="float">
            <text:p>103.59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3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77136" calcext:value-type="float">
            <text:p>103.57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3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25904" calcext:value-type="float">
            <text:p>103.62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49704" calcext:value-type="float">
            <text:p>103.54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3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98472" calcext:value-type="float">
            <text:p>103.59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3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92376" calcext:value-type="float">
            <text:p>103.59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3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32" calcext:value-type="float">
            <text:p>103.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3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0152" calcext:value-type="float">
            <text:p>103.6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95424" calcext:value-type="float">
            <text:p>103.59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3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0152" calcext:value-type="float">
            <text:p>103.6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3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13712" calcext:value-type="float">
            <text:p>103.61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3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10664" calcext:value-type="float">
            <text:p>103.61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3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35048" calcext:value-type="float">
            <text:p>103.63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65528" calcext:value-type="float">
            <text:p>103.66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3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38096" calcext:value-type="float">
            <text:p>103.63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3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10664" calcext:value-type="float">
            <text:p>103.61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3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98472" calcext:value-type="float">
            <text:p>103.59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3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04568" calcext:value-type="float">
            <text:p>103.60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3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0152" calcext:value-type="float">
            <text:p>103.6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0152" calcext:value-type="float">
            <text:p>103.6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3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10664" calcext:value-type="float">
            <text:p>103.61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3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1676" calcext:value-type="float">
            <text:p>103.61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3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38096" calcext:value-type="float">
            <text:p>103.63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3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44192" calcext:value-type="float">
            <text:p>103.64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28952" calcext:value-type="float">
            <text:p>103.62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3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19808" calcext:value-type="float">
            <text:p>103.61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3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22856" calcext:value-type="float">
            <text:p>103.62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3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04568" calcext:value-type="float">
            <text:p>103.60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3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28952" calcext:value-type="float">
            <text:p>103.62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86864" calcext:value-type="float">
            <text:p>103.68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3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19808" calcext:value-type="float">
            <text:p>103.61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3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98472" calcext:value-type="float">
            <text:p>103.59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3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80184" calcext:value-type="float">
            <text:p>103.58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3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22856" calcext:value-type="float">
            <text:p>103.62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99056" calcext:value-type="float">
            <text:p>103.69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3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68576" calcext:value-type="float">
            <text:p>103.66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3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25904" calcext:value-type="float">
            <text:p>103.62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3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52752" calcext:value-type="float">
            <text:p>103.55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3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13128" calcext:value-type="float">
            <text:p>103.51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4056" calcext:value-type="float">
            <text:p>103.5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3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52752" calcext:value-type="float">
            <text:p>103.55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3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67992" calcext:value-type="float">
            <text:p>103.56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3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4056" calcext:value-type="float">
            <text:p>103.5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3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43608" calcext:value-type="float">
            <text:p>103.54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28368" calcext:value-type="float">
            <text:p>103.52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3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2532" calcext:value-type="float">
            <text:p>103.52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3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61896" calcext:value-type="float">
            <text:p>103.56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3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64944" calcext:value-type="float">
            <text:p>103.56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3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558" calcext:value-type="float">
            <text:p>103.55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80184" calcext:value-type="float">
            <text:p>103.58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3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8628" calcext:value-type="float">
            <text:p>103.58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3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16176" calcext:value-type="float">
            <text:p>103.51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3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1008" calcext:value-type="float">
            <text:p>103.5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3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52752" calcext:value-type="float">
            <text:p>103.55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22272" calcext:value-type="float">
            <text:p>103.52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3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64944" calcext:value-type="float">
            <text:p>103.56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3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10664" calcext:value-type="float">
            <text:p>103.61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3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8628" calcext:value-type="float">
            <text:p>103.58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3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558" calcext:value-type="float">
            <text:p>103.55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85696" calcext:value-type="float">
            <text:p>103.48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3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46072" calcext:value-type="float">
            <text:p>103.44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3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46072" calcext:value-type="float">
            <text:p>103.44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3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03984" calcext:value-type="float">
            <text:p>103.50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3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19808" calcext:value-type="float">
            <text:p>103.61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03984" calcext:value-type="float">
            <text:p>103.50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3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39976" calcext:value-type="float">
            <text:p>103.43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3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4912" calcext:value-type="float">
            <text:p>103.4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3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19224" calcext:value-type="float">
            <text:p>103.51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3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92376" calcext:value-type="float">
            <text:p>103.59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32" calcext:value-type="float">
            <text:p>103.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3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07616" calcext:value-type="float">
            <text:p>103.60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3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83232" calcext:value-type="float">
            <text:p>103.58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3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22856" calcext:value-type="float">
            <text:p>103.62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3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28952" calcext:value-type="float">
            <text:p>103.62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00936" calcext:value-type="float">
            <text:p>103.50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3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363776" calcext:value-type="float">
            <text:p>103.36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3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394256" calcext:value-type="float">
            <text:p>103.39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3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43024" calcext:value-type="float">
            <text:p>103.44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46656" calcext:value-type="float">
            <text:p>103.54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3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43024" calcext:value-type="float">
            <text:p>103.44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12544" calcext:value-type="float">
            <text:p>103.41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3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19224" calcext:value-type="float">
            <text:p>103.51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3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22856" calcext:value-type="float">
            <text:p>103.62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3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558" calcext:value-type="float">
            <text:p>103.55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3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2532" calcext:value-type="float">
            <text:p>103.52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61312" calcext:value-type="float">
            <text:p>103.46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3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52168" calcext:value-type="float">
            <text:p>103.45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3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00936" calcext:value-type="float">
            <text:p>103.50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3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85696" calcext:value-type="float">
            <text:p>103.48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3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55216" calcext:value-type="float">
            <text:p>103.45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55216" calcext:value-type="float">
            <text:p>103.45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3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74088" calcext:value-type="float">
            <text:p>103.57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3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10664" calcext:value-type="float">
            <text:p>103.61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3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89328" calcext:value-type="float">
            <text:p>103.58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3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06448" calcext:value-type="float">
            <text:p>103.40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21688" calcext:value-type="float">
            <text:p>103.42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3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558" calcext:value-type="float">
            <text:p>103.55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3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83232" calcext:value-type="float">
            <text:p>103.58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3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9484" calcext:value-type="float">
            <text:p>103.49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3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397304" calcext:value-type="float">
            <text:p>103.39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3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39976" calcext:value-type="float">
            <text:p>103.43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3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31416" calcext:value-type="float">
            <text:p>103.53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3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49704" calcext:value-type="float">
            <text:p>103.54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3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37512" calcext:value-type="float">
            <text:p>103.53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3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73504" calcext:value-type="float">
            <text:p>103.47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3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43024" calcext:value-type="float">
            <text:p>103.44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3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12544" calcext:value-type="float">
            <text:p>103.41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3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06448" calcext:value-type="float">
            <text:p>103.40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3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391208" calcext:value-type="float">
            <text:p>103.39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3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3388" calcext:value-type="float">
            <text:p>103.43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3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397304" calcext:value-type="float">
            <text:p>103.39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3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345488" calcext:value-type="float">
            <text:p>103.34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3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93672" calcext:value-type="float">
            <text:p>103.29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3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07032" calcext:value-type="float">
            <text:p>103.50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3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7104" calcext:value-type="float">
            <text:p>103.5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3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43024" calcext:value-type="float">
            <text:p>103.44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3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87576" calcext:value-type="float">
            <text:p>103.28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3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31196" calcext:value-type="float">
            <text:p>103.31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3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27784" calcext:value-type="float">
            <text:p>103.42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3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67408" calcext:value-type="float">
            <text:p>103.46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3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6436" calcext:value-type="float">
            <text:p>103.46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3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89328" calcext:value-type="float">
            <text:p>103.58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3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03984" calcext:value-type="float">
            <text:p>103.50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3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382064" calcext:value-type="float">
            <text:p>103.38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3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38808" calcext:value-type="float">
            <text:p>103.23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3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375968" calcext:value-type="float">
            <text:p>103.37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3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6436" calcext:value-type="float">
            <text:p>103.46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3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16176" calcext:value-type="float">
            <text:p>103.51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3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10664" calcext:value-type="float">
            <text:p>103.61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3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67408" calcext:value-type="float">
            <text:p>103.46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3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61312" calcext:value-type="float">
            <text:p>103.46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3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97888" calcext:value-type="float">
            <text:p>103.49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3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09496" calcext:value-type="float">
            <text:p>103.40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3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52168" calcext:value-type="float">
            <text:p>103.45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3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85696" calcext:value-type="float">
            <text:p>103.48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3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58848" calcext:value-type="float">
            <text:p>103.55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3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37512" calcext:value-type="float">
            <text:p>103.53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3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28368" calcext:value-type="float">
            <text:p>103.52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3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52752" calcext:value-type="float">
            <text:p>103.55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3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4056" calcext:value-type="float">
            <text:p>103.5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3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85696" calcext:value-type="float">
            <text:p>103.48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3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397304" calcext:value-type="float">
            <text:p>103.39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3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21688" calcext:value-type="float">
            <text:p>103.42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3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19224" calcext:value-type="float">
            <text:p>103.51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67408" calcext:value-type="float">
            <text:p>103.46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3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58264" calcext:value-type="float">
            <text:p>103.45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3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88744" calcext:value-type="float">
            <text:p>103.48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3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43024" calcext:value-type="float">
            <text:p>103.44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3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24736" calcext:value-type="float">
            <text:p>103.42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55216" calcext:value-type="float">
            <text:p>103.45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3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1864" calcext:value-type="float">
            <text:p>103.4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333296" calcext:value-type="float">
            <text:p>103.33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345488" calcext:value-type="float">
            <text:p>103.34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3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31196" calcext:value-type="float">
            <text:p>103.31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93672" calcext:value-type="float">
            <text:p>103.29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3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379016" calcext:value-type="float">
            <text:p>103.37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3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03984" calcext:value-type="float">
            <text:p>103.50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3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796" calcext:value-type="float">
            <text:p>103.4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3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336344" calcext:value-type="float">
            <text:p>103.33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375968" calcext:value-type="float">
            <text:p>103.37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3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52168" calcext:value-type="float">
            <text:p>103.45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3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76552" calcext:value-type="float">
            <text:p>103.47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3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85696" calcext:value-type="float">
            <text:p>103.48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3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09496" calcext:value-type="float">
            <text:p>103.40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58264" calcext:value-type="float">
            <text:p>103.45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3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09496" calcext:value-type="float">
            <text:p>103.40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3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348536" calcext:value-type="float">
            <text:p>103.34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3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308912" calcext:value-type="float">
            <text:p>103.30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3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339392" calcext:value-type="float">
            <text:p>103.33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2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330248" calcext:value-type="float">
            <text:p>103.33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2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375968" calcext:value-type="float">
            <text:p>103.37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2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31196" calcext:value-type="float">
            <text:p>103.31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2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54048" calcext:value-type="float">
            <text:p>103.25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2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93672" calcext:value-type="float">
            <text:p>103.29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2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73504" calcext:value-type="float">
            <text:p>103.47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2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36928" calcext:value-type="float">
            <text:p>103.43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2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13128" calcext:value-type="float">
            <text:p>103.51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2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77136" calcext:value-type="float">
            <text:p>103.57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2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379016" calcext:value-type="float">
            <text:p>103.37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2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339392" calcext:value-type="float">
            <text:p>103.33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2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03984" calcext:value-type="float">
            <text:p>103.50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2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38816" calcext:value-type="float">
            <text:p>103.3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2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00352" calcext:value-type="float">
            <text:p>103.40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2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3388" calcext:value-type="float">
            <text:p>103.43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2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30832" calcext:value-type="float">
            <text:p>103.43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2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391208" calcext:value-type="float">
            <text:p>103.39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2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3272" calcext:value-type="float">
            <text:p>103.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2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69288" calcext:value-type="float">
            <text:p>103.26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2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69288" calcext:value-type="float">
            <text:p>103.26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2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382064" calcext:value-type="float">
            <text:p>103.38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2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15592" calcext:value-type="float">
            <text:p>103.41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2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12544" calcext:value-type="float">
            <text:p>103.41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2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27784" calcext:value-type="float">
            <text:p>103.42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2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15592" calcext:value-type="float">
            <text:p>103.41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2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345488" calcext:value-type="float">
            <text:p>103.34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2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305864" calcext:value-type="float">
            <text:p>103.30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2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366824" calcext:value-type="float">
            <text:p>103.36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2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9484" calcext:value-type="float">
            <text:p>103.49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2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330248" calcext:value-type="float">
            <text:p>103.33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2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375968" calcext:value-type="float">
            <text:p>103.37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2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67408" calcext:value-type="float">
            <text:p>103.46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2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3576" calcext:value-type="float">
            <text:p>103.2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2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41856" calcext:value-type="float">
            <text:p>103.24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2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318056" calcext:value-type="float">
            <text:p>103.31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2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9672" calcext:value-type="float">
            <text:p>103.2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2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55216" calcext:value-type="float">
            <text:p>103.45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2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34244" calcext:value-type="float">
            <text:p>103.34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2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321104" calcext:value-type="float">
            <text:p>103.32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2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15592" calcext:value-type="float">
            <text:p>103.41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2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52168" calcext:value-type="float">
            <text:p>103.45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2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52168" calcext:value-type="float">
            <text:p>103.45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2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9484" calcext:value-type="float">
            <text:p>103.49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2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9484" calcext:value-type="float">
            <text:p>103.49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2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46072" calcext:value-type="float">
            <text:p>103.44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2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03984" calcext:value-type="float">
            <text:p>103.50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2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52168" calcext:value-type="float">
            <text:p>103.45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2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336344" calcext:value-type="float">
            <text:p>103.33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2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336344" calcext:value-type="float">
            <text:p>103.33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2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3388" calcext:value-type="float">
            <text:p>103.43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2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385112" calcext:value-type="float">
            <text:p>103.38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2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315008" calcext:value-type="float">
            <text:p>103.31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2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324152" calcext:value-type="float">
            <text:p>103.32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2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06448" calcext:value-type="float">
            <text:p>103.40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2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27784" calcext:value-type="float">
            <text:p>103.42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2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385112" calcext:value-type="float">
            <text:p>103.38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2-11-03 19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308912" calcext:value-type="float">
            <text:p>103.30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1-12-09 23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18768" calcext:value-type="float">
            <text:p>102.91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0-12-15 23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44448" calcext:value-type="float">
            <text:p>102.64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0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7376" calcext:value-type="float">
            <text:p>102.4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0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571296" calcext:value-type="float">
            <text:p>102.57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0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51948" calcext:value-type="float">
            <text:p>102.51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0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4328" calcext:value-type="float">
            <text:p>102.4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0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67664" calcext:value-type="float">
            <text:p>102.46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0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21944" calcext:value-type="float">
            <text:p>102.42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0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4328" calcext:value-type="float">
            <text:p>102.4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0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85952" calcext:value-type="float">
            <text:p>102.48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0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51948" calcext:value-type="float">
            <text:p>102.51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0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34136" calcext:value-type="float">
            <text:p>102.43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0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528624" calcext:value-type="float">
            <text:p>102.52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0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501192" calcext:value-type="float">
            <text:p>102.50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0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522528" calcext:value-type="float">
            <text:p>102.52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0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50424" calcext:value-type="float">
            <text:p>102.5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0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79272" calcext:value-type="float">
            <text:p>102.37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0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55472" calcext:value-type="float">
            <text:p>102.45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0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24992" calcext:value-type="float">
            <text:p>102.42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0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15848" calcext:value-type="float">
            <text:p>102.41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0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128" calcext:value-type="float">
            <text:p>102.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0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2804" calcext:value-type="float">
            <text:p>102.42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0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03656" calcext:value-type="float">
            <text:p>102.40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0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18896" calcext:value-type="float">
            <text:p>102.41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0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94512" calcext:value-type="float">
            <text:p>102.39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0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5184" calcext:value-type="float">
            <text:p>102.3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0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5184" calcext:value-type="float">
            <text:p>102.3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0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00608" calcext:value-type="float">
            <text:p>102.40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0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281736" calcext:value-type="float">
            <text:p>102.28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0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70128" calcext:value-type="float">
            <text:p>102.37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0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5184" calcext:value-type="float">
            <text:p>102.3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0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91464" calcext:value-type="float">
            <text:p>102.39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0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27456" calcext:value-type="float">
            <text:p>102.32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0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00024" calcext:value-type="float">
            <text:p>102.30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0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9756" calcext:value-type="float">
            <text:p>102.39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0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263448" calcext:value-type="float">
            <text:p>102.26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0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03072" calcext:value-type="float">
            <text:p>102.30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0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266496" calcext:value-type="float">
            <text:p>102.26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0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6708" calcext:value-type="float">
            <text:p>102.36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0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2604" calcext:value-type="float">
            <text:p>102.2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0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76224" calcext:value-type="float">
            <text:p>102.37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0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272592" calcext:value-type="float">
            <text:p>102.27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0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232968" calcext:value-type="float">
            <text:p>102.23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0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27564" calcext:value-type="float">
            <text:p>102.27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0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239064" calcext:value-type="float">
            <text:p>102.23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0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257352" calcext:value-type="float">
            <text:p>102.25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0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248208" calcext:value-type="float">
            <text:p>102.24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0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19944" calcext:value-type="float">
            <text:p>102.1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0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12216" calcext:value-type="float">
            <text:p>102.31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0-03-18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22992" calcext:value-type="float">
            <text:p>102.2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0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49376" calcext:value-type="float">
            <text:p>102.44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0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88416" calcext:value-type="float">
            <text:p>102.38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0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73176" calcext:value-type="float">
            <text:p>102.37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0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18312" calcext:value-type="float">
            <text:p>102.31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0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37184" calcext:value-type="float">
            <text:p>102.43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0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39648" calcext:value-type="float">
            <text:p>102.33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0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60984" calcext:value-type="float">
            <text:p>102.36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0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296976" calcext:value-type="float">
            <text:p>102.29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0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18312" calcext:value-type="float">
            <text:p>102.31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0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01656" calcext:value-type="float">
            <text:p>102.0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0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09168" calcext:value-type="float">
            <text:p>102.30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0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46328" calcext:value-type="float">
            <text:p>102.44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293928" calcext:value-type="float">
            <text:p>102.29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0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239064" calcext:value-type="float">
            <text:p>102.23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0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27456" calcext:value-type="float">
            <text:p>102.32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9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27564" calcext:value-type="float">
            <text:p>102.27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9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21468" calcext:value-type="float">
            <text:p>102.21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9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09168" calcext:value-type="float">
            <text:p>102.30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9-12-18 16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76224" calcext:value-type="float">
            <text:p>102.37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9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083616" calcext:value-type="float">
            <text:p>102.08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9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190296" calcext:value-type="float">
            <text:p>102.19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9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101904" calcext:value-type="float">
            <text:p>102.10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9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083616" calcext:value-type="float">
            <text:p>102.08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9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04704" calcext:value-type="float">
            <text:p>102.0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9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074472" calcext:value-type="float">
            <text:p>102.07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9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211632" calcext:value-type="float">
            <text:p>102.21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9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104952" calcext:value-type="float">
            <text:p>102.10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9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178104" calcext:value-type="float">
            <text:p>102.17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9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159816" calcext:value-type="float">
            <text:p>102.15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9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1842" calcext:value-type="float">
            <text:p>102.18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9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013512" calcext:value-type="float">
            <text:p>102.01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9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07752" calcext:value-type="float">
            <text:p>102.0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9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013512" calcext:value-type="float">
            <text:p>102.01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9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126288" calcext:value-type="float">
            <text:p>102.12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9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056184" calcext:value-type="float">
            <text:p>102.05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9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053136" calcext:value-type="float">
            <text:p>102.05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9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07752" calcext:value-type="float">
            <text:p>102.0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9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132384" calcext:value-type="float">
            <text:p>102.13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9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059232" calcext:value-type="float">
            <text:p>102.05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9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114096" calcext:value-type="float">
            <text:p>102.11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9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065328" calcext:value-type="float">
            <text:p>102.06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9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019608" calcext:value-type="float">
            <text:p>102.01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9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04704" calcext:value-type="float">
            <text:p>102.0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9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053136" calcext:value-type="float">
            <text:p>102.05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9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037896" calcext:value-type="float">
            <text:p>102.03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9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053136" calcext:value-type="float">
            <text:p>102.05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9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06228" calcext:value-type="float">
            <text:p>102.06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9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074472" calcext:value-type="float">
            <text:p>102.07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9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995224" calcext:value-type="float">
            <text:p>101.99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9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0318" calcext:value-type="float">
            <text:p>102.03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9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01656" calcext:value-type="float">
            <text:p>102.0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9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983032" calcext:value-type="float">
            <text:p>101.98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9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04704" calcext:value-type="float">
            <text:p>102.0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9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998272" calcext:value-type="float">
            <text:p>101.99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9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937312" calcext:value-type="float">
            <text:p>101.93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9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931216" calcext:value-type="float">
            <text:p>101.93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9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095808" calcext:value-type="float">
            <text:p>102.09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9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967792" calcext:value-type="float">
            <text:p>101.96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9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961696" calcext:value-type="float">
            <text:p>101.96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9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94036" calcext:value-type="float">
            <text:p>101.94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9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84892" calcext:value-type="float">
            <text:p>101.84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9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937312" calcext:value-type="float">
            <text:p>101.93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9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983032" calcext:value-type="float">
            <text:p>101.98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9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885496" calcext:value-type="float">
            <text:p>101.88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9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931216" calcext:value-type="float">
            <text:p>101.93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9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86416" calcext:value-type="float">
            <text:p>101.8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9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845872" calcext:value-type="float">
            <text:p>101.84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9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684328" calcext:value-type="float">
            <text:p>101.68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9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89464" calcext:value-type="float">
            <text:p>101.8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9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873304" calcext:value-type="float">
            <text:p>101.87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9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931216" calcext:value-type="float">
            <text:p>101.93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9-03-21 17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961696" calcext:value-type="float">
            <text:p>101.96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9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830632" calcext:value-type="float">
            <text:p>101.83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9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915976" calcext:value-type="float">
            <text:p>101.91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9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92512" calcext:value-type="float">
            <text:p>101.9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9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86416" calcext:value-type="float">
            <text:p>101.8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9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92512" calcext:value-type="float">
            <text:p>101.9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9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992176" calcext:value-type="float">
            <text:p>101.99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9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915976" calcext:value-type="float">
            <text:p>101.91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9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946456" calcext:value-type="float">
            <text:p>101.94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9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90988" calcext:value-type="float">
            <text:p>101.90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9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900736" calcext:value-type="float">
            <text:p>101.90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8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781864" calcext:value-type="float">
            <text:p>101.78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8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876352" calcext:value-type="float">
            <text:p>101.87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8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888544" calcext:value-type="float">
            <text:p>101.88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8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912928" calcext:value-type="float">
            <text:p>101.91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8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964744" calcext:value-type="float">
            <text:p>101.96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8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888544" calcext:value-type="float">
            <text:p>101.88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8-12-03 23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92512" calcext:value-type="float">
            <text:p>101.9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8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66604" calcext:value-type="float">
            <text:p>101.66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8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723952" calcext:value-type="float">
            <text:p>101.72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8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931216" calcext:value-type="float">
            <text:p>101.93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8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89464" calcext:value-type="float">
            <text:p>101.8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8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845872" calcext:value-type="float">
            <text:p>101.84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8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733096" calcext:value-type="float">
            <text:p>101.73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8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766624" calcext:value-type="float">
            <text:p>101.76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8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815392" calcext:value-type="float">
            <text:p>101.81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8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906832" calcext:value-type="float">
            <text:p>101.90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8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912928" calcext:value-type="float">
            <text:p>101.91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8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766624" calcext:value-type="float">
            <text:p>101.76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8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75748" calcext:value-type="float">
            <text:p>101.75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8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812344" calcext:value-type="float">
            <text:p>101.81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8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81844" calcext:value-type="float">
            <text:p>101.81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8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748336" calcext:value-type="float">
            <text:p>101.74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8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75748" calcext:value-type="float">
            <text:p>101.75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8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8032" calcext:value-type="float">
            <text:p>101.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8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769672" calcext:value-type="float">
            <text:p>101.76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8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754432" calcext:value-type="float">
            <text:p>101.75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8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763576" calcext:value-type="float">
            <text:p>101.76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8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74224" calcext:value-type="float">
            <text:p>101.7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8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77272" calcext:value-type="float">
            <text:p>101.7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8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748336" calcext:value-type="float">
            <text:p>101.74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8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748336" calcext:value-type="float">
            <text:p>101.74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8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766624" calcext:value-type="float">
            <text:p>101.76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8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760528" calcext:value-type="float">
            <text:p>101.76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8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723952" calcext:value-type="float">
            <text:p>101.72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8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754432" calcext:value-type="float">
            <text:p>101.75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8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77272" calcext:value-type="float">
            <text:p>101.7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8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769672" calcext:value-type="float">
            <text:p>101.76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8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684328" calcext:value-type="float">
            <text:p>101.68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8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714808" calcext:value-type="float">
            <text:p>101.71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8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684328" calcext:value-type="float">
            <text:p>101.68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8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653848" calcext:value-type="float">
            <text:p>101.65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8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638608" calcext:value-type="float">
            <text:p>101.63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8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653848" calcext:value-type="float">
            <text:p>101.65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8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608128" calcext:value-type="float">
            <text:p>101.60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8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6508" calcext:value-type="float">
            <text:p>101.6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8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687376" calcext:value-type="float">
            <text:p>101.68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8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638608" calcext:value-type="float">
            <text:p>101.63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8-05-11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586792" calcext:value-type="float">
            <text:p>101.58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8-05-0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708712" calcext:value-type="float">
            <text:p>101.70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8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577648" calcext:value-type="float">
            <text:p>101.57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8-04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693472" calcext:value-type="float">
            <text:p>101.69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8-04-2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63556" calcext:value-type="float">
            <text:p>101.63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8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662992" calcext:value-type="float">
            <text:p>101.66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8-04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669088" calcext:value-type="float">
            <text:p>101.66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8-04-0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586792" calcext:value-type="float">
            <text:p>101.58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8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6508" calcext:value-type="float">
            <text:p>101.6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8-03-2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51364" calcext:value-type="float">
            <text:p>101.51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8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598984" calcext:value-type="float">
            <text:p>101.59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8-03-16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446584" calcext:value-type="float">
            <text:p>101.44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8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516688" calcext:value-type="float">
            <text:p>101.51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8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495352" calcext:value-type="float">
            <text:p>101.49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8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516688" calcext:value-type="float">
            <text:p>101.51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8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461824" calcext:value-type="float">
            <text:p>101.46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8-02-1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516688" calcext:value-type="float">
            <text:p>101.51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8-02-1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534976" calcext:value-type="float">
            <text:p>101.53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8-02-0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516688" calcext:value-type="float">
            <text:p>101.51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8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507544" calcext:value-type="float">
            <text:p>101.50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8-01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55936" calcext:value-type="float">
            <text:p>101.5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8-01-2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461824" calcext:value-type="float">
            <text:p>101.46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8-01-15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583744" calcext:value-type="float">
            <text:p>101.58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8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379528" calcext:value-type="float">
            <text:p>101.37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8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595936" calcext:value-type="float">
            <text:p>101.59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7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553264" calcext:value-type="float">
            <text:p>101.55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7-12-2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519736" calcext:value-type="float">
            <text:p>101.51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7-12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446584" calcext:value-type="float">
            <text:p>101.44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7-12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522784" calcext:value-type="float">
            <text:p>101.52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7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60508" calcext:value-type="float">
            <text:p>101.60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7-12-05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553264" calcext:value-type="float">
            <text:p>101.55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7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510592" calcext:value-type="float">
            <text:p>101.51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7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434392" calcext:value-type="float">
            <text:p>101.43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7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416104" calcext:value-type="float">
            <text:p>101.41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7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4222" calcext:value-type="float">
            <text:p>101.42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7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48316" calcext:value-type="float">
            <text:p>101.48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7-11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413056" calcext:value-type="float">
            <text:p>101.41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7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40696" calcext:value-type="float">
            <text:p>101.4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7-10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413056" calcext:value-type="float">
            <text:p>101.41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7-10-2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382576" calcext:value-type="float">
            <text:p>101.38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7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504496" calcext:value-type="float">
            <text:p>101.50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7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492304" calcext:value-type="float">
            <text:p>101.49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7-10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449632" calcext:value-type="float">
            <text:p>101.44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7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46792" calcext:value-type="float">
            <text:p>101.4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7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37648" calcext:value-type="float">
            <text:p>101.3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7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346" calcext:value-type="float">
            <text:p>101.3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7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367336" calcext:value-type="float">
            <text:p>101.36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7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464872" calcext:value-type="float">
            <text:p>101.46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7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425248" calcext:value-type="float">
            <text:p>101.42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7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43744" calcext:value-type="float">
            <text:p>101.4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7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40696" calcext:value-type="float">
            <text:p>101.4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7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397816" calcext:value-type="float">
            <text:p>101.39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7-08-1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358192" calcext:value-type="float">
            <text:p>101.35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7-08-1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4222" calcext:value-type="float">
            <text:p>101.42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7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327712" calcext:value-type="float">
            <text:p>101.32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7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397816" calcext:value-type="float">
            <text:p>101.39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7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37648" calcext:value-type="float">
            <text:p>101.3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7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388672" calcext:value-type="float">
            <text:p>101.38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7-07-1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40696" calcext:value-type="float">
            <text:p>101.4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7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358192" calcext:value-type="float">
            <text:p>101.35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7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370384" calcext:value-type="float">
            <text:p>101.37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7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288088" calcext:value-type="float">
            <text:p>101.28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7-06-26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394768" calcext:value-type="float">
            <text:p>101.39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7-06-2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303328" calcext:value-type="float">
            <text:p>101.30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7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288088" calcext:value-type="float">
            <text:p>101.28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7-06-11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23932" calcext:value-type="float">
            <text:p>101.23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7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31552" calcext:value-type="float">
            <text:p>101.3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7-05-3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358192" calcext:value-type="float">
            <text:p>101.35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7-05-2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172264" calcext:value-type="float">
            <text:p>101.17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7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278944" calcext:value-type="float">
            <text:p>101.27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7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211888" calcext:value-type="float">
            <text:p>101.21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7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260656" calcext:value-type="float">
            <text:p>101.26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7-05-06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291136" calcext:value-type="float">
            <text:p>101.29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7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211888" calcext:value-type="float">
            <text:p>101.21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7-04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096064" calcext:value-type="float">
            <text:p>101.09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7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214936" calcext:value-type="float">
            <text:p>101.21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7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20884" calcext:value-type="float">
            <text:p>101.20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7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205792" calcext:value-type="float">
            <text:p>101.20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7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20884" calcext:value-type="float">
            <text:p>101.20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7-03-3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166168" calcext:value-type="float">
            <text:p>101.16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7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20884" calcext:value-type="float">
            <text:p>101.20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7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230176" calcext:value-type="float">
            <text:p>101.23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7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281992" calcext:value-type="float">
            <text:p>101.28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7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23932" calcext:value-type="float">
            <text:p>101.23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7-03-0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16312" calcext:value-type="float">
            <text:p>101.1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7-02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166168" calcext:value-type="float">
            <text:p>101.16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7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123496" calcext:value-type="float">
            <text:p>101.12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7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214936" calcext:value-type="float">
            <text:p>101.21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7-02-1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141784" calcext:value-type="float">
            <text:p>101.14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7-02-0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157024" calcext:value-type="float">
            <text:p>101.15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7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187504" calcext:value-type="float">
            <text:p>101.18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7-01-2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16312" calcext:value-type="float">
            <text:p>101.1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6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062536" calcext:value-type="float">
            <text:p>101.06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6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062536" calcext:value-type="float">
            <text:p>101.06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6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062536" calcext:value-type="float">
            <text:p>101.06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6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062536" calcext:value-type="float">
            <text:p>101.06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6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062536" calcext:value-type="float">
            <text:p>101.06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6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062536" calcext:value-type="float">
            <text:p>101.06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6-11-30 22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062536" calcext:value-type="float">
            <text:p>101.06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6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1936" calcext:value-type="float">
            <text:p>101.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6-11-2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096064" calcext:value-type="float">
            <text:p>101.09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6-11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083872" calcext:value-type="float">
            <text:p>101.08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6-11-1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138736" calcext:value-type="float">
            <text:p>101.13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6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1174" calcext:value-type="float">
            <text:p>101.11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6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08692" calcext:value-type="float">
            <text:p>101.08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6-10-2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062536" calcext:value-type="float">
            <text:p>101.06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6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120448" calcext:value-type="float">
            <text:p>101.12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6-10-1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004624" calcext:value-type="float">
            <text:p>101.00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6-10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053392" calcext:value-type="float">
            <text:p>101.05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6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74144" calcext:value-type="float">
            <text:p>100.97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6-10-01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065584" calcext:value-type="float">
            <text:p>101.06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6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032056" calcext:value-type="float">
            <text:p>101.03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6-09-2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050344" calcext:value-type="float">
            <text:p>101.05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6-09-1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029008" calcext:value-type="float">
            <text:p>101.02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6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080824" calcext:value-type="float">
            <text:p>101.08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6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001576" calcext:value-type="float">
            <text:p>101.00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6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038152" calcext:value-type="float">
            <text:p>101.03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6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004624" calcext:value-type="float">
            <text:p>101.00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6-08-1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02596" calcext:value-type="float">
            <text:p>101.02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6-08-1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92432" calcext:value-type="float">
            <text:p>100.99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6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001576" calcext:value-type="float">
            <text:p>101.00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8024" calcext:value-type="float">
            <text:p>100.9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6-07-2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007672" calcext:value-type="float">
            <text:p>101.00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6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019864" calcext:value-type="float">
            <text:p>101.01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6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68048" calcext:value-type="float">
            <text:p>100.96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6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00992" calcext:value-type="float">
            <text:p>100.90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6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16232" calcext:value-type="float">
            <text:p>100.91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6-07-01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68048" calcext:value-type="float">
            <text:p>100.96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6-06-2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43664" calcext:value-type="float">
            <text:p>100.94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6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016816" calcext:value-type="float">
            <text:p>101.01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6-06-1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0404" calcext:value-type="float">
            <text:p>100.90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6-06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07088" calcext:value-type="float">
            <text:p>100.90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6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46712" calcext:value-type="float">
            <text:p>100.94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6-05-31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00992" calcext:value-type="float">
            <text:p>100.90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6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64416" calcext:value-type="float">
            <text:p>100.86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6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888" calcext:value-type="float">
            <text:p>100.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6-05-1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13184" calcext:value-type="float">
            <text:p>100.91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6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00408" calcext:value-type="float">
            <text:p>100.80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6-05-0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10136" calcext:value-type="float">
            <text:p>100.91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6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24792" calcext:value-type="float">
            <text:p>100.82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6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763832" calcext:value-type="float">
            <text:p>100.76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6-04-21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67464" calcext:value-type="float">
            <text:p>100.86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6-04-16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76688" calcext:value-type="float">
            <text:p>100.7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6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785168" calcext:value-type="float">
            <text:p>100.78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6-04-0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788216" calcext:value-type="float">
            <text:p>100.78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6-03-3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727256" calcext:value-type="float">
            <text:p>100.72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6-03-2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724208" calcext:value-type="float">
            <text:p>100.72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6-03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40616" calcext:value-type="float">
            <text:p>100.94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6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730304" calcext:value-type="float">
            <text:p>100.73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6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33936" calcext:value-type="float">
            <text:p>100.83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6-03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55272" calcext:value-type="float">
            <text:p>100.85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6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82704" calcext:value-type="float">
            <text:p>100.88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6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00408" calcext:value-type="float">
            <text:p>100.80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6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748592" calcext:value-type="float">
            <text:p>100.74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6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21744" calcext:value-type="float">
            <text:p>100.82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6-0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64416" calcext:value-type="float">
            <text:p>100.86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6-01-3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654104" calcext:value-type="float">
            <text:p>100.65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6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696776" calcext:value-type="float">
            <text:p>100.69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6-01-2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7364" calcext:value-type="float">
            <text:p>100.7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6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708968" calcext:value-type="float">
            <text:p>100.70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6-01-1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36984" calcext:value-type="float">
            <text:p>100.83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6-01-0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779072" calcext:value-type="float">
            <text:p>100.77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5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791264" calcext:value-type="float">
            <text:p>100.79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5-12-26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696776" calcext:value-type="float">
            <text:p>100.69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5-12-2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67544" calcext:value-type="float">
            <text:p>100.6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5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794312" calcext:value-type="float">
            <text:p>100.79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5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739448" calcext:value-type="float">
            <text:p>100.73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5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788216" calcext:value-type="float">
            <text:p>100.78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5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28424" calcext:value-type="float">
            <text:p>100.92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5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70512" calcext:value-type="float">
            <text:p>100.87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5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06504" calcext:value-type="float">
            <text:p>100.80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5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2784" calcext:value-type="float">
            <text:p>100.8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5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09552" calcext:value-type="float">
            <text:p>100.80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5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769928" calcext:value-type="float">
            <text:p>100.76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5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09552" calcext:value-type="float">
            <text:p>100.80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5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754688" calcext:value-type="float">
            <text:p>100.75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5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0404" calcext:value-type="float">
            <text:p>100.90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5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33936" calcext:value-type="float">
            <text:p>100.83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33936" calcext:value-type="float">
            <text:p>100.83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5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40032" calcext:value-type="float">
            <text:p>100.84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5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61368" calcext:value-type="float">
            <text:p>100.86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36984" calcext:value-type="float">
            <text:p>100.83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55272" calcext:value-type="float">
            <text:p>100.85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794312" calcext:value-type="float">
            <text:p>100.79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788216" calcext:value-type="float">
            <text:p>100.78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791264" calcext:value-type="float">
            <text:p>100.79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791264" calcext:value-type="float">
            <text:p>100.79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794312" calcext:value-type="float">
            <text:p>100.79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21744" calcext:value-type="float">
            <text:p>100.82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78212" calcext:value-type="float">
            <text:p>100.78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03456" calcext:value-type="float">
            <text:p>100.80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772976" calcext:value-type="float">
            <text:p>100.77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757736" calcext:value-type="float">
            <text:p>100.75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21744" calcext:value-type="float">
            <text:p>100.82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742496" calcext:value-type="float">
            <text:p>100.74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742496" calcext:value-type="float">
            <text:p>100.74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712016" calcext:value-type="float">
            <text:p>100.71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745544" calcext:value-type="float">
            <text:p>100.74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708968" calcext:value-type="float">
            <text:p>100.70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739448" calcext:value-type="float">
            <text:p>100.73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724208" calcext:value-type="float">
            <text:p>100.72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699824" calcext:value-type="float">
            <text:p>100.69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70592" calcext:value-type="float">
            <text:p>100.7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648008" calcext:value-type="float">
            <text:p>100.64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702872" calcext:value-type="float">
            <text:p>100.70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739448" calcext:value-type="float">
            <text:p>100.73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620576" calcext:value-type="float">
            <text:p>100.62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699824" calcext:value-type="float">
            <text:p>100.69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608384" calcext:value-type="float">
            <text:p>100.60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608384" calcext:value-type="float">
            <text:p>100.60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59924" calcext:value-type="float">
            <text:p>100.59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64496" calcext:value-type="float">
            <text:p>100.6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526088" calcext:value-type="float">
            <text:p>100.52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608384" calcext:value-type="float">
            <text:p>100.60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55352" calcext:value-type="float">
            <text:p>100.5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651056" calcext:value-type="float">
            <text:p>100.65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53828" calcext:value-type="float">
            <text:p>100.53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620576" calcext:value-type="float">
            <text:p>100.62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559616" calcext:value-type="float">
            <text:p>100.55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651056" calcext:value-type="float">
            <text:p>100.65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672392" calcext:value-type="float">
            <text:p>100.67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590096" calcext:value-type="float">
            <text:p>100.59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5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70592" calcext:value-type="float">
            <text:p>100.7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5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62972" calcext:value-type="float">
            <text:p>100.62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5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526088" calcext:value-type="float">
            <text:p>100.52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5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46208" calcext:value-type="float">
            <text:p>100.4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580952" calcext:value-type="float">
            <text:p>100.58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541328" calcext:value-type="float">
            <text:p>100.54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641912" calcext:value-type="float">
            <text:p>100.64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641912" calcext:value-type="float">
            <text:p>100.64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571808" calcext:value-type="float">
            <text:p>100.57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547424" calcext:value-type="float">
            <text:p>100.54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632768" calcext:value-type="float">
            <text:p>100.63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565712" calcext:value-type="float">
            <text:p>100.56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584" calcext:value-type="float">
            <text:p>100.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4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648008" calcext:value-type="float">
            <text:p>100.64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4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407216" calcext:value-type="float">
            <text:p>100.40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4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541328" calcext:value-type="float">
            <text:p>100.54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44684" calcext:value-type="float">
            <text:p>100.44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559616" calcext:value-type="float">
            <text:p>100.55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4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5078" calcext:value-type="float">
            <text:p>100.50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4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425504" calcext:value-type="float">
            <text:p>100.42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4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5078" calcext:value-type="float">
            <text:p>100.50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4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504752" calcext:value-type="float">
            <text:p>100.50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4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455984" calcext:value-type="float">
            <text:p>100.45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4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327968" calcext:value-type="float">
            <text:p>100.32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4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565712" calcext:value-type="float">
            <text:p>100.56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532184" calcext:value-type="float">
            <text:p>100.53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504752" calcext:value-type="float">
            <text:p>100.50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504752" calcext:value-type="float">
            <text:p>100.50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471224" calcext:value-type="float">
            <text:p>100.47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459032" calcext:value-type="float">
            <text:p>100.45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443792" calcext:value-type="float">
            <text:p>100.44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398072" calcext:value-type="float">
            <text:p>100.39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526088" calcext:value-type="float">
            <text:p>100.52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468176" calcext:value-type="float">
            <text:p>100.46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501704" calcext:value-type="float">
            <text:p>100.50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382832" calcext:value-type="float">
            <text:p>100.38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452936" calcext:value-type="float">
            <text:p>100.45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428552" calcext:value-type="float">
            <text:p>100.42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4316" calcext:value-type="float">
            <text:p>100.4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40112" calcext:value-type="float">
            <text:p>100.4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413312" calcext:value-type="float">
            <text:p>100.41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443792" calcext:value-type="float">
            <text:p>100.44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452936" calcext:value-type="float">
            <text:p>100.45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449888" calcext:value-type="float">
            <text:p>100.44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404168" calcext:value-type="float">
            <text:p>100.40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410264" calcext:value-type="float">
            <text:p>100.41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452936" calcext:value-type="float">
            <text:p>100.45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404168" calcext:value-type="float">
            <text:p>100.40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4316" calcext:value-type="float">
            <text:p>100.4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327968" calcext:value-type="float">
            <text:p>100.32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404168" calcext:value-type="float">
            <text:p>100.40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404168" calcext:value-type="float">
            <text:p>100.40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2792" calcext:value-type="float">
            <text:p>100.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352352" calcext:value-type="float">
            <text:p>100.35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32492" calcext:value-type="float">
            <text:p>100.32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361496" calcext:value-type="float">
            <text:p>100.36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3554" calcext:value-type="float">
            <text:p>100.35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276152" calcext:value-type="float">
            <text:p>100.27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391976" calcext:value-type="float">
            <text:p>100.39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227384" calcext:value-type="float">
            <text:p>100.22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242624" calcext:value-type="float">
            <text:p>100.24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321872" calcext:value-type="float">
            <text:p>100.32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230432" calcext:value-type="float">
            <text:p>100.23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297488" calcext:value-type="float">
            <text:p>100.29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242624" calcext:value-type="float">
            <text:p>100.24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245672" calcext:value-type="float">
            <text:p>100.24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2792" calcext:value-type="float">
            <text:p>100.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199952" calcext:value-type="float">
            <text:p>100.19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267008" calcext:value-type="float">
            <text:p>100.26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227384" calcext:value-type="float">
            <text:p>100.22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203" calcext:value-type="float">
            <text:p>100.2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4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181664" calcext:value-type="float">
            <text:p>100.18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4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215192" calcext:value-type="float">
            <text:p>100.21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4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102416" calcext:value-type="float">
            <text:p>100.10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4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276152" calcext:value-type="float">
            <text:p>100.27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4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8108" calcext:value-type="float">
            <text:p>100.08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4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276152" calcext:value-type="float">
            <text:p>100.27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4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203" calcext:value-type="float">
            <text:p>100.2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4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303584" calcext:value-type="float">
            <text:p>100.30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145088" calcext:value-type="float">
            <text:p>100.14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2792" calcext:value-type="float">
            <text:p>100.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196904" calcext:value-type="float">
            <text:p>100.19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327968" calcext:value-type="float">
            <text:p>100.32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145088" calcext:value-type="float">
            <text:p>100.14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206048" calcext:value-type="float">
            <text:p>100.20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3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270056" calcext:value-type="float">
            <text:p>100.27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3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273104" calcext:value-type="float">
            <text:p>100.27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3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105464" calcext:value-type="float">
            <text:p>100.10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3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273104" calcext:value-type="float">
            <text:p>100.27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3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276152" calcext:value-type="float">
            <text:p>100.27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3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199952" calcext:value-type="float">
            <text:p>100.19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3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23348" calcext:value-type="float">
            <text:p>100.23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3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221288" calcext:value-type="float">
            <text:p>100.22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3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11156" calcext:value-type="float">
            <text:p>100.11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3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145088" calcext:value-type="float">
            <text:p>100.14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3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239576" calcext:value-type="float">
            <text:p>100.23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3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14204" calcext:value-type="float">
            <text:p>100.14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129848" calcext:value-type="float">
            <text:p>100.12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276152" calcext:value-type="float">
            <text:p>100.27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154232" calcext:value-type="float">
            <text:p>100.15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151184" calcext:value-type="float">
            <text:p>100.15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114608" calcext:value-type="float">
            <text:p>100.11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160328" calcext:value-type="float">
            <text:p>100.16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11156" calcext:value-type="float">
            <text:p>100.11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2012" calcext:value-type="float">
            <text:p>100.02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17072" calcext:value-type="float">
            <text:p>100.01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0488" calcext:value-type="float">
            <text:p>100.0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98784" calcext:value-type="float">
            <text:p>99.99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506" calcext:value-type="float">
            <text:p>100.05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2012" calcext:value-type="float">
            <text:p>100.02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38408" calcext:value-type="float">
            <text:p>100.03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07928" calcext:value-type="float">
            <text:p>100.00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2012" calcext:value-type="float">
            <text:p>100.02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506" calcext:value-type="float">
            <text:p>100.05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8964" calcext:value-type="float">
            <text:p>99.98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95736" calcext:value-type="float">
            <text:p>99.99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07928" calcext:value-type="float">
            <text:p>100.00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80496" calcext:value-type="float">
            <text:p>99.98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07928" calcext:value-type="float">
            <text:p>100.00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86592" calcext:value-type="float">
            <text:p>99.98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46968" calcext:value-type="float">
            <text:p>99.94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62208" calcext:value-type="float">
            <text:p>99.96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01248" calcext:value-type="float">
            <text:p>99.90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1344" calcext:value-type="float">
            <text:p>99.9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46968" calcext:value-type="float">
            <text:p>99.94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31728" calcext:value-type="float">
            <text:p>99.93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86008" calcext:value-type="float">
            <text:p>99.88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779328" calcext:value-type="float">
            <text:p>99.77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46968" calcext:value-type="float">
            <text:p>99.94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25048" calcext:value-type="float">
            <text:p>99.82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92104" calcext:value-type="float">
            <text:p>99.89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4392" calcext:value-type="float">
            <text:p>99.9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37824" calcext:value-type="float">
            <text:p>99.93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00664" calcext:value-type="float">
            <text:p>99.80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744" calcext:value-type="float">
            <text:p>99.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04296" calcext:value-type="float">
            <text:p>99.90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782376" calcext:value-type="float">
            <text:p>99.78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76864" calcext:value-type="float">
            <text:p>99.87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16488" calcext:value-type="float">
            <text:p>99.91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86008" calcext:value-type="float">
            <text:p>99.88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1344" calcext:value-type="float">
            <text:p>99.9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19536" calcext:value-type="float">
            <text:p>99.91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1344" calcext:value-type="float">
            <text:p>99.9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3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77628" calcext:value-type="float">
            <text:p>99.77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3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95152" calcext:value-type="float">
            <text:p>99.89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3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782376" calcext:value-type="float">
            <text:p>99.78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3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782376" calcext:value-type="float">
            <text:p>99.78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3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25048" calcext:value-type="float">
            <text:p>99.82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3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1344" calcext:value-type="float">
            <text:p>99.9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3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703128" calcext:value-type="float">
            <text:p>99.70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3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0676" calcext:value-type="float">
            <text:p>99.80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3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754944" calcext:value-type="float">
            <text:p>99.75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31144" calcext:value-type="float">
            <text:p>99.83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92104" calcext:value-type="float">
            <text:p>99.89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76864" calcext:value-type="float">
            <text:p>99.87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49432" calcext:value-type="float">
            <text:p>99.84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46384" calcext:value-type="float">
            <text:p>99.84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2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73816" calcext:value-type="float">
            <text:p>99.87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2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721416" calcext:value-type="float">
            <text:p>99.72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2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09808" calcext:value-type="float">
            <text:p>99.80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2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90936" calcext:value-type="float">
            <text:p>99.69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2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25048" calcext:value-type="float">
            <text:p>99.82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2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73816" calcext:value-type="float">
            <text:p>99.87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2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77628" calcext:value-type="float">
            <text:p>99.77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2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742752" calcext:value-type="float">
            <text:p>99.74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2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15904" calcext:value-type="float">
            <text:p>99.81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2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97032" calcext:value-type="float">
            <text:p>99.69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00664" calcext:value-type="float">
            <text:p>99.80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785424" calcext:value-type="float">
            <text:p>99.78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42168" calcext:value-type="float">
            <text:p>99.64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70008" calcext:value-type="float">
            <text:p>99.7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00664" calcext:value-type="float">
            <text:p>99.80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79152" calcext:value-type="float">
            <text:p>99.7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0676" calcext:value-type="float">
            <text:p>99.80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770184" calcext:value-type="float">
            <text:p>99.77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70008" calcext:value-type="float">
            <text:p>99.7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739704" calcext:value-type="float">
            <text:p>99.73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25048" calcext:value-type="float">
            <text:p>99.82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782376" calcext:value-type="float">
            <text:p>99.78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70008" calcext:value-type="float">
            <text:p>99.7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727512" calcext:value-type="float">
            <text:p>99.72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696" calcext:value-type="float">
            <text:p>99.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7458" calcext:value-type="float">
            <text:p>99.74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90936" calcext:value-type="float">
            <text:p>99.69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733608" calcext:value-type="float">
            <text:p>99.73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76104" calcext:value-type="float">
            <text:p>99.7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712272" calcext:value-type="float">
            <text:p>99.71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66552" calcext:value-type="float">
            <text:p>99.66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724464" calcext:value-type="float">
            <text:p>99.72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709224" calcext:value-type="float">
            <text:p>99.70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733608" calcext:value-type="float">
            <text:p>99.73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66552" calcext:value-type="float">
            <text:p>99.66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45216" calcext:value-type="float">
            <text:p>99.64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81792" calcext:value-type="float">
            <text:p>99.68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87304" calcext:value-type="float">
            <text:p>99.58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14736" calcext:value-type="float">
            <text:p>99.61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4768" calcext:value-type="float">
            <text:p>99.5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45216" calcext:value-type="float">
            <text:p>99.64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0864" calcext:value-type="float">
            <text:p>99.6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3244" calcext:value-type="float">
            <text:p>99.53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51312" calcext:value-type="float">
            <text:p>99.65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90936" calcext:value-type="float">
            <text:p>99.69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26928" calcext:value-type="float">
            <text:p>99.62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6292" calcext:value-type="float">
            <text:p>99.56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0864" calcext:value-type="float">
            <text:p>99.6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38536" calcext:value-type="float">
            <text:p>99.53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87304" calcext:value-type="float">
            <text:p>99.58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65384" calcext:value-type="float">
            <text:p>99.46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17784" calcext:value-type="float">
            <text:p>99.61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53776" calcext:value-type="float">
            <text:p>99.55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29392" calcext:value-type="float">
            <text:p>99.52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87304" calcext:value-type="float">
            <text:p>99.58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65384" calcext:value-type="float">
            <text:p>99.46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53776" calcext:value-type="float">
            <text:p>99.55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2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90936" calcext:value-type="float">
            <text:p>99.69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2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3912" calcext:value-type="float">
            <text:p>99.6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2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3912" calcext:value-type="float">
            <text:p>99.6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2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80624" calcext:value-type="float">
            <text:p>99.48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2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7148" calcext:value-type="float">
            <text:p>99.47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2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90352" calcext:value-type="float">
            <text:p>99.59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2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63504" calcext:value-type="float">
            <text:p>99.66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2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75112" calcext:value-type="float">
            <text:p>99.57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6292" calcext:value-type="float">
            <text:p>99.56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50144" calcext:value-type="float">
            <text:p>99.45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2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6292" calcext:value-type="float">
            <text:p>99.56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56824" calcext:value-type="float">
            <text:p>99.55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17784" calcext:value-type="float">
            <text:p>99.61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1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98912" calcext:value-type="float">
            <text:p>99.49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1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36072" calcext:value-type="float">
            <text:p>99.63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1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47096" calcext:value-type="float">
            <text:p>99.44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1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3244" calcext:value-type="float">
            <text:p>99.53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1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48264" calcext:value-type="float">
            <text:p>99.64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1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72064" calcext:value-type="float">
            <text:p>99.57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1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75112" calcext:value-type="float">
            <text:p>99.57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1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80624" calcext:value-type="float">
            <text:p>99.48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1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14152" calcext:value-type="float">
            <text:p>99.51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1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2576" calcext:value-type="float">
            <text:p>99.4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1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33024" calcext:value-type="float">
            <text:p>99.63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50144" calcext:value-type="float">
            <text:p>99.45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1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89768" calcext:value-type="float">
            <text:p>99.48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89768" calcext:value-type="float">
            <text:p>99.48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1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14152" calcext:value-type="float">
            <text:p>99.51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08056" calcext:value-type="float">
            <text:p>99.50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14152" calcext:value-type="float">
            <text:p>99.51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1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14152" calcext:value-type="float">
            <text:p>99.51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81208" calcext:value-type="float">
            <text:p>99.58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1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31856" calcext:value-type="float">
            <text:p>99.43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1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0196" calcext:value-type="float">
            <text:p>99.50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38536" calcext:value-type="float">
            <text:p>99.53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92816" calcext:value-type="float">
            <text:p>99.49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1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20248" calcext:value-type="float">
            <text:p>99.52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1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04424" calcext:value-type="float">
            <text:p>99.40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1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47096" calcext:value-type="float">
            <text:p>99.44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1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13568" calcext:value-type="float">
            <text:p>99.41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1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41" calcext:value-type="float">
            <text:p>99.4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1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83088" calcext:value-type="float">
            <text:p>99.38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1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16616" calcext:value-type="float">
            <text:p>99.41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1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59288" calcext:value-type="float">
            <text:p>99.45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1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37952" calcext:value-type="float">
            <text:p>99.43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1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01376" calcext:value-type="float">
            <text:p>99.40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1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76992" calcext:value-type="float">
            <text:p>99.37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1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83088" calcext:value-type="float">
            <text:p>99.38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1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16616" calcext:value-type="float">
            <text:p>99.41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1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98328" calcext:value-type="float">
            <text:p>99.39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1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06888" calcext:value-type="float">
            <text:p>99.30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1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255072" calcext:value-type="float">
            <text:p>99.25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1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55656" calcext:value-type="float">
            <text:p>99.35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1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22128" calcext:value-type="float">
            <text:p>99.32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1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44048" calcext:value-type="float">
            <text:p>99.44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1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255072" calcext:value-type="float">
            <text:p>99.25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1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270312" calcext:value-type="float">
            <text:p>99.27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1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27336" calcext:value-type="float">
            <text:p>99.2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1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01376" calcext:value-type="float">
            <text:p>99.40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1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233736" calcext:value-type="float">
            <text:p>99.23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1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55656" calcext:value-type="float">
            <text:p>99.35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1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184968" calcext:value-type="float">
            <text:p>99.18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1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27336" calcext:value-type="float">
            <text:p>99.2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1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0384" calcext:value-type="float">
            <text:p>99.3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270312" calcext:value-type="float">
            <text:p>99.27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1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203256" calcext:value-type="float">
            <text:p>99.20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46512" calcext:value-type="float">
            <text:p>99.34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1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55656" calcext:value-type="float">
            <text:p>99.35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1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239832" calcext:value-type="float">
            <text:p>99.23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1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291648" calcext:value-type="float">
            <text:p>99.29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1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4956" calcext:value-type="float">
            <text:p>99.34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1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11688" calcext:value-type="float">
            <text:p>99.61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1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87304" calcext:value-type="float">
            <text:p>99.58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1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83672" calcext:value-type="float">
            <text:p>99.48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1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01376" calcext:value-type="float">
            <text:p>99.40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1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95864" calcext:value-type="float">
            <text:p>99.49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1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72064" calcext:value-type="float">
            <text:p>99.57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1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2576" calcext:value-type="float">
            <text:p>99.4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1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47096" calcext:value-type="float">
            <text:p>99.44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1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172" calcext:value-type="float">
            <text:p>99.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1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80624" calcext:value-type="float">
            <text:p>99.48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20248" calcext:value-type="float">
            <text:p>99.52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1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01376" calcext:value-type="float">
            <text:p>99.40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19664" calcext:value-type="float">
            <text:p>99.41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0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224592" calcext:value-type="float">
            <text:p>99.22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0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44632" calcext:value-type="float">
            <text:p>99.54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0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28224" calcext:value-type="float">
            <text:p>99.32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0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12984" calcext:value-type="float">
            <text:p>99.31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0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47096" calcext:value-type="float">
            <text:p>99.44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0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50728" calcext:value-type="float">
            <text:p>99.55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0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68432" calcext:value-type="float">
            <text:p>99.46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0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70896" calcext:value-type="float">
            <text:p>99.37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0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67848" calcext:value-type="float">
            <text:p>99.36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0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648" calcext:value-type="float">
            <text:p>99.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0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25176" calcext:value-type="float">
            <text:p>99.32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0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98912" calcext:value-type="float">
            <text:p>99.49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0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07472" calcext:value-type="float">
            <text:p>99.40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0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285552" calcext:value-type="float">
            <text:p>99.28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0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28808" calcext:value-type="float">
            <text:p>99.42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0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5624" calcext:value-type="float">
            <text:p>99.4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0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16616" calcext:value-type="float">
            <text:p>99.41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0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62336" calcext:value-type="float">
            <text:p>99.46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0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86136" calcext:value-type="float">
            <text:p>99.38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0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53192" calcext:value-type="float">
            <text:p>99.45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0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19664" calcext:value-type="float">
            <text:p>99.41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0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83088" calcext:value-type="float">
            <text:p>99.38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0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0384" calcext:value-type="float">
            <text:p>99.3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0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8004" calcext:value-type="float">
            <text:p>99.38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0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52608" calcext:value-type="float">
            <text:p>99.35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0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68432" calcext:value-type="float">
            <text:p>99.46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0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16032" calcext:value-type="float">
            <text:p>99.31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0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55656" calcext:value-type="float">
            <text:p>99.35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0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648" calcext:value-type="float">
            <text:p>99.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0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01376" calcext:value-type="float">
            <text:p>99.40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0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89184" calcext:value-type="float">
            <text:p>99.38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0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07472" calcext:value-type="float">
            <text:p>99.40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0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52608" calcext:value-type="float">
            <text:p>99.35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0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52608" calcext:value-type="float">
            <text:p>99.35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0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07472" calcext:value-type="float">
            <text:p>99.40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0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22128" calcext:value-type="float">
            <text:p>99.32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0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1052" calcext:value-type="float">
            <text:p>99.41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0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83088" calcext:value-type="float">
            <text:p>99.38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0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43464" calcext:value-type="float">
            <text:p>99.34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0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4956" calcext:value-type="float">
            <text:p>99.34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0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0384" calcext:value-type="float">
            <text:p>99.3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0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267264" calcext:value-type="float">
            <text:p>99.26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0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267264" calcext:value-type="float">
            <text:p>99.26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0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270312" calcext:value-type="float">
            <text:p>99.27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0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279456" calcext:value-type="float">
            <text:p>99.27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0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267264" calcext:value-type="float">
            <text:p>99.26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0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55656" calcext:value-type="float">
            <text:p>99.35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0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261168" calcext:value-type="float">
            <text:p>99.26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0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203256" calcext:value-type="float">
            <text:p>99.20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0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111816" calcext:value-type="float">
            <text:p>99.11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0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239832" calcext:value-type="float">
            <text:p>99.23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0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12984" calcext:value-type="float">
            <text:p>99.31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0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25176" calcext:value-type="float">
            <text:p>99.32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0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245928" calcext:value-type="float">
            <text:p>99.24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0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221544" calcext:value-type="float">
            <text:p>99.22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0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19716" calcext:value-type="float">
            <text:p>99.19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0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24288" calcext:value-type="float">
            <text:p>99.2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0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285552" calcext:value-type="float">
            <text:p>99.28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0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16032" calcext:value-type="float">
            <text:p>99.31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0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285552" calcext:value-type="float">
            <text:p>99.28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0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209352" calcext:value-type="float">
            <text:p>99.20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0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239832" calcext:value-type="float">
            <text:p>99.23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0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19716" calcext:value-type="float">
            <text:p>99.19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0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19716" calcext:value-type="float">
            <text:p>99.19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0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233736" calcext:value-type="float">
            <text:p>99.23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0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22128" calcext:value-type="float">
            <text:p>99.32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0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2886" calcext:value-type="float">
            <text:p>99.28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0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178872" calcext:value-type="float">
            <text:p>99.17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0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248976" calcext:value-type="float">
            <text:p>99.24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0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172776" calcext:value-type="float">
            <text:p>99.17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0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102672" calcext:value-type="float">
            <text:p>99.10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264216" calcext:value-type="float">
            <text:p>99.26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0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40416" calcext:value-type="float">
            <text:p>99.34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0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06888" calcext:value-type="float">
            <text:p>99.30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9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188016" calcext:value-type="float">
            <text:p>99.18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9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175824" calcext:value-type="float">
            <text:p>99.17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9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239832" calcext:value-type="float">
            <text:p>99.23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9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264216" calcext:value-type="float">
            <text:p>99.26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9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175824" calcext:value-type="float">
            <text:p>99.17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9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178872" calcext:value-type="float">
            <text:p>99.17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9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252024" calcext:value-type="float">
            <text:p>99.25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9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248976" calcext:value-type="float">
            <text:p>99.24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9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248976" calcext:value-type="float">
            <text:p>99.24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9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2124" calcext:value-type="float">
            <text:p>99.2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9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148392" calcext:value-type="float">
            <text:p>99.14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9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27336" calcext:value-type="float">
            <text:p>99.2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9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294696" calcext:value-type="float">
            <text:p>99.29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9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093528" calcext:value-type="float">
            <text:p>99.09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9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087432" calcext:value-type="float">
            <text:p>99.08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9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102672" calcext:value-type="float">
            <text:p>99.10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9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133152" calcext:value-type="float">
            <text:p>99.13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9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023424" calcext:value-type="float">
            <text:p>99.02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9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74656" calcext:value-type="float">
            <text:p>98.97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9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95992" calcext:value-type="float">
            <text:p>98.99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9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050856" calcext:value-type="float">
            <text:p>99.05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9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020376" calcext:value-type="float">
            <text:p>99.02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9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011232" calcext:value-type="float">
            <text:p>99.01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9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026472" calcext:value-type="float">
            <text:p>99.02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9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017328" calcext:value-type="float">
            <text:p>99.01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9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02952" calcext:value-type="float">
            <text:p>99.0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9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95992" calcext:value-type="float">
            <text:p>98.99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9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59416" calcext:value-type="float">
            <text:p>98.95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9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838" calcext:value-type="float">
            <text:p>98.98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9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86848" calcext:value-type="float">
            <text:p>98.98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9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80752" calcext:value-type="float">
            <text:p>98.98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9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56368" calcext:value-type="float">
            <text:p>98.95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9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65512" calcext:value-type="float">
            <text:p>98.96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9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80752" calcext:value-type="float">
            <text:p>98.98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9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5332" calcext:value-type="float">
            <text:p>98.95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9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44176" calcext:value-type="float">
            <text:p>98.94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9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71608" calcext:value-type="float">
            <text:p>98.97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9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47224" calcext:value-type="float">
            <text:p>98.94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9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5332" calcext:value-type="float">
            <text:p>98.95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9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28936" calcext:value-type="float">
            <text:p>98.92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9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65512" calcext:value-type="float">
            <text:p>98.96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9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25888" calcext:value-type="float">
            <text:p>98.92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9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28936" calcext:value-type="float">
            <text:p>98.92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9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50272" calcext:value-type="float">
            <text:p>98.95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9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6856" calcext:value-type="float">
            <text:p>98.9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9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65512" calcext:value-type="float">
            <text:p>98.96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9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44176" calcext:value-type="float">
            <text:p>98.94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9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59416" calcext:value-type="float">
            <text:p>98.95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9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28936" calcext:value-type="float">
            <text:p>98.92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9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65512" calcext:value-type="float">
            <text:p>98.96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9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28936" calcext:value-type="float">
            <text:p>98.92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9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19792" calcext:value-type="float">
            <text:p>98.91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9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2284" calcext:value-type="float">
            <text:p>98.92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9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6856" calcext:value-type="float">
            <text:p>98.9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9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2284" calcext:value-type="float">
            <text:p>98.92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9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2284" calcext:value-type="float">
            <text:p>98.92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9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28936" calcext:value-type="float">
            <text:p>98.92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9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28936" calcext:value-type="float">
            <text:p>98.92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9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28936" calcext:value-type="float">
            <text:p>98.92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9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41128" calcext:value-type="float">
            <text:p>98.94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9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28936" calcext:value-type="float">
            <text:p>98.92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9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28936" calcext:value-type="float">
            <text:p>98.92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9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28936" calcext:value-type="float">
            <text:p>98.92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9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6856" calcext:value-type="float">
            <text:p>98.9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9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35032" calcext:value-type="float">
            <text:p>98.93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9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28936" calcext:value-type="float">
            <text:p>98.92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9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35032" calcext:value-type="float">
            <text:p>98.93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9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28936" calcext:value-type="float">
            <text:p>98.92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9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28936" calcext:value-type="float">
            <text:p>98.92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9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41128" calcext:value-type="float">
            <text:p>98.94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9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6856" calcext:value-type="float">
            <text:p>98.9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9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3808" calcext:value-type="float">
            <text:p>98.9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9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3808" calcext:value-type="float">
            <text:p>98.9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9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28936" calcext:value-type="float">
            <text:p>98.92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9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77704" calcext:value-type="float">
            <text:p>98.97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9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28936" calcext:value-type="float">
            <text:p>98.92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9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35032" calcext:value-type="float">
            <text:p>98.93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9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6856" calcext:value-type="float">
            <text:p>98.9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8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28936" calcext:value-type="float">
            <text:p>98.92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8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28936" calcext:value-type="float">
            <text:p>98.92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8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58248" calcext:value-type="float">
            <text:p>98.75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8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58832" calcext:value-type="float">
            <text:p>98.85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8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01504" calcext:value-type="float">
            <text:p>98.90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8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47224" calcext:value-type="float">
            <text:p>98.94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8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40544" calcext:value-type="float">
            <text:p>98.84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8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33864" calcext:value-type="float">
            <text:p>98.73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8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16744" calcext:value-type="float">
            <text:p>98.91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8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52736" calcext:value-type="float">
            <text:p>98.85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8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19792" calcext:value-type="float">
            <text:p>98.91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8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06432" calcext:value-type="float">
            <text:p>98.70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8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82048" calcext:value-type="float">
            <text:p>98.68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8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43592" calcext:value-type="float">
            <text:p>98.84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8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10064" calcext:value-type="float">
            <text:p>98.81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8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10064" calcext:value-type="float">
            <text:p>98.81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8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314" calcext:value-type="float">
            <text:p>98.83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8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9424" calcext:value-type="float">
            <text:p>98.6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8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15576" calcext:value-type="float">
            <text:p>98.71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8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71024" calcext:value-type="float">
            <text:p>98.87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8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64928" calcext:value-type="float">
            <text:p>98.86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8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10064" calcext:value-type="float">
            <text:p>98.81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8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52736" calcext:value-type="float">
            <text:p>98.85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8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7044" calcext:value-type="float">
            <text:p>98.77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8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3996" calcext:value-type="float">
            <text:p>98.73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8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37496" calcext:value-type="float">
            <text:p>98.83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8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79584" calcext:value-type="float">
            <text:p>98.77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8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7044" calcext:value-type="float">
            <text:p>98.77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8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552" calcext:value-type="float">
            <text:p>98.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8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43008" calcext:value-type="float">
            <text:p>98.74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8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88144" calcext:value-type="float">
            <text:p>98.68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8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36912" calcext:value-type="float">
            <text:p>98.73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8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03384" calcext:value-type="float">
            <text:p>98.70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8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36912" calcext:value-type="float">
            <text:p>98.73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8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36912" calcext:value-type="float">
            <text:p>98.73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8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33864" calcext:value-type="float">
            <text:p>98.73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8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58248" calcext:value-type="float">
            <text:p>98.75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8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27768" calcext:value-type="float">
            <text:p>98.72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8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0092" calcext:value-type="float">
            <text:p>98.80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8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33864" calcext:value-type="float">
            <text:p>98.73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8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15576" calcext:value-type="float">
            <text:p>98.71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8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88144" calcext:value-type="float">
            <text:p>98.68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8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88144" calcext:value-type="float">
            <text:p>98.68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8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08312" calcext:value-type="float">
            <text:p>98.50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8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028" calcext:value-type="float">
            <text:p>98.6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8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6376" calcext:value-type="float">
            <text:p>98.6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8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54616" calcext:value-type="float">
            <text:p>98.65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8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27184" calcext:value-type="float">
            <text:p>98.62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8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79" calcext:value-type="float">
            <text:p>98.6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8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1804" calcext:value-type="float">
            <text:p>98.61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8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79" calcext:value-type="float">
            <text:p>98.6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8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028" calcext:value-type="float">
            <text:p>98.6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8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8756" calcext:value-type="float">
            <text:p>98.58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8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63176" calcext:value-type="float">
            <text:p>98.56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8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99752" calcext:value-type="float">
            <text:p>98.59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8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6376" calcext:value-type="float">
            <text:p>98.6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8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32696" calcext:value-type="float">
            <text:p>98.53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8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45472" calcext:value-type="float">
            <text:p>98.64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8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028" calcext:value-type="float">
            <text:p>98.6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8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81464" calcext:value-type="float">
            <text:p>98.58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8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1804" calcext:value-type="float">
            <text:p>98.61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8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66808" calcext:value-type="float">
            <text:p>98.66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8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15576" calcext:value-type="float">
            <text:p>98.71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8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02216" calcext:value-type="float">
            <text:p>98.50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8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57664" calcext:value-type="float">
            <text:p>98.65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8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51568" calcext:value-type="float">
            <text:p>98.65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8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66808" calcext:value-type="float">
            <text:p>98.66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8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474784" calcext:value-type="float">
            <text:p>98.47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8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63176" calcext:value-type="float">
            <text:p>98.56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8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51568" calcext:value-type="float">
            <text:p>98.65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8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51568" calcext:value-type="float">
            <text:p>98.65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8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69856" calcext:value-type="float">
            <text:p>98.66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8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49612" calcext:value-type="float">
            <text:p>98.49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8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63176" calcext:value-type="float">
            <text:p>98.56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7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78416" calcext:value-type="float">
            <text:p>98.57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7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78416" calcext:value-type="float">
            <text:p>98.57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7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20504" calcext:value-type="float">
            <text:p>98.52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7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75368" calcext:value-type="float">
            <text:p>98.57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7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51568" calcext:value-type="float">
            <text:p>98.65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7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66224" calcext:value-type="float">
            <text:p>98.56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7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8756" calcext:value-type="float">
            <text:p>98.58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7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05848" calcext:value-type="float">
            <text:p>98.60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7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23552" calcext:value-type="float">
            <text:p>98.52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7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00336" calcext:value-type="float">
            <text:p>98.70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7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78416" calcext:value-type="float">
            <text:p>98.57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7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66224" calcext:value-type="float">
            <text:p>98.56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7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45472" calcext:value-type="float">
            <text:p>98.64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7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4852" calcext:value-type="float">
            <text:p>98.64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7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08312" calcext:value-type="float">
            <text:p>98.50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7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20504" calcext:value-type="float">
            <text:p>98.52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7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21088" calcext:value-type="float">
            <text:p>98.62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7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486976" calcext:value-type="float">
            <text:p>98.48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7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38792" calcext:value-type="float">
            <text:p>98.53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7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14408" calcext:value-type="float">
            <text:p>98.51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7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7232" calcext:value-type="float">
            <text:p>98.5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7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08896" calcext:value-type="float">
            <text:p>98.60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7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1616" calcext:value-type="float">
            <text:p>98.8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7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30816" calcext:value-type="float">
            <text:p>98.73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7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4664" calcext:value-type="float">
            <text:p>98.8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7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49104" calcext:value-type="float">
            <text:p>98.74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7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0948" calcext:value-type="float">
            <text:p>98.70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7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552" calcext:value-type="float">
            <text:p>98.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7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52152" calcext:value-type="float">
            <text:p>98.75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7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43008" calcext:value-type="float">
            <text:p>98.74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7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36912" calcext:value-type="float">
            <text:p>98.73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7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46056" calcext:value-type="float">
            <text:p>98.74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7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36912" calcext:value-type="float">
            <text:p>98.73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7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46056" calcext:value-type="float">
            <text:p>98.74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7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06432" calcext:value-type="float">
            <text:p>98.70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7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91776" calcext:value-type="float">
            <text:p>98.79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7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52152" calcext:value-type="float">
            <text:p>98.75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7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18624" calcext:value-type="float">
            <text:p>98.71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7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0092" calcext:value-type="float">
            <text:p>98.80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7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00336" calcext:value-type="float">
            <text:p>98.70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7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30816" calcext:value-type="float">
            <text:p>98.73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7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06432" calcext:value-type="float">
            <text:p>98.70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7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6376" calcext:value-type="float">
            <text:p>98.6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7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94824" calcext:value-type="float">
            <text:p>98.79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7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27768" calcext:value-type="float">
            <text:p>98.72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7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9424" calcext:value-type="float">
            <text:p>98.6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7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00336" calcext:value-type="float">
            <text:p>98.70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7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78416" calcext:value-type="float">
            <text:p>98.57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7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18624" calcext:value-type="float">
            <text:p>98.71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7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08896" calcext:value-type="float">
            <text:p>98.60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7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30232" calcext:value-type="float">
            <text:p>98.63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7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00336" calcext:value-type="float">
            <text:p>98.70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7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493072" calcext:value-type="float">
            <text:p>98.49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7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0948" calcext:value-type="float">
            <text:p>98.70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7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85096" calcext:value-type="float">
            <text:p>98.68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7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69856" calcext:value-type="float">
            <text:p>98.66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7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3328" calcext:value-type="float">
            <text:p>98.6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7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36328" calcext:value-type="float">
            <text:p>98.63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7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36328" calcext:value-type="float">
            <text:p>98.63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7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73488" calcext:value-type="float">
            <text:p>98.77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7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99752" calcext:value-type="float">
            <text:p>98.59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7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1136" calcext:value-type="float">
            <text:p>98.5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7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44888" calcext:value-type="float">
            <text:p>98.54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7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15576" calcext:value-type="float">
            <text:p>98.71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7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03384" calcext:value-type="float">
            <text:p>98.70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7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06432" calcext:value-type="float">
            <text:p>98.70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7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79" calcext:value-type="float">
            <text:p>98.6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7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27768" calcext:value-type="float">
            <text:p>98.72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7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490024" calcext:value-type="float">
            <text:p>98.49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7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79" calcext:value-type="float">
            <text:p>98.6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7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54032" calcext:value-type="float">
            <text:p>98.55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7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477832" calcext:value-type="float">
            <text:p>98.47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6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7232" calcext:value-type="float">
            <text:p>98.5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6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57664" calcext:value-type="float">
            <text:p>98.65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6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49612" calcext:value-type="float">
            <text:p>98.49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6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99752" calcext:value-type="float">
            <text:p>98.59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6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66224" calcext:value-type="float">
            <text:p>98.56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6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028" calcext:value-type="float">
            <text:p>98.6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6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39376" calcext:value-type="float">
            <text:p>98.63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6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78416" calcext:value-type="float">
            <text:p>98.57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6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72904" calcext:value-type="float">
            <text:p>98.67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6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35744" calcext:value-type="float">
            <text:p>98.53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6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02216" calcext:value-type="float">
            <text:p>98.50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6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05848" calcext:value-type="float">
            <text:p>98.60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6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474784" calcext:value-type="float">
            <text:p>98.47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6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474784" calcext:value-type="float">
            <text:p>98.47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6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78416" calcext:value-type="float">
            <text:p>98.57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6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38792" calcext:value-type="float">
            <text:p>98.53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6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7232" calcext:value-type="float">
            <text:p>98.5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6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36328" calcext:value-type="float">
            <text:p>98.63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6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54032" calcext:value-type="float">
            <text:p>98.55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6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36328" calcext:value-type="float">
            <text:p>98.63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6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456496" calcext:value-type="float">
            <text:p>98.45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6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17456" calcext:value-type="float">
            <text:p>98.51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6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50984" calcext:value-type="float">
            <text:p>98.55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6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36328" calcext:value-type="float">
            <text:p>98.63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6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47936" calcext:value-type="float">
            <text:p>98.54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6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483928" calcext:value-type="float">
            <text:p>98.48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6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96704" calcext:value-type="float">
            <text:p>98.59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6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8756" calcext:value-type="float">
            <text:p>98.58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6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54032" calcext:value-type="float">
            <text:p>98.55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6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7232" calcext:value-type="float">
            <text:p>98.5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6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468688" calcext:value-type="float">
            <text:p>98.46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6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08312" calcext:value-type="float">
            <text:p>98.50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6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63176" calcext:value-type="float">
            <text:p>98.56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6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84512" calcext:value-type="float">
            <text:p>98.58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6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17456" calcext:value-type="float">
            <text:p>98.51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6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84512" calcext:value-type="float">
            <text:p>98.58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6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8756" calcext:value-type="float">
            <text:p>98.58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6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1804" calcext:value-type="float">
            <text:p>98.61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6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29648" calcext:value-type="float">
            <text:p>98.52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6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483928" calcext:value-type="float">
            <text:p>98.48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6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41992" calcext:value-type="float">
            <text:p>98.4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6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459544" calcext:value-type="float">
            <text:p>98.45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6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490024" calcext:value-type="float">
            <text:p>98.49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6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08312" calcext:value-type="float">
            <text:p>98.50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6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453448" calcext:value-type="float">
            <text:p>98.45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6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96704" calcext:value-type="float">
            <text:p>98.59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6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459544" calcext:value-type="float">
            <text:p>98.45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6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32696" calcext:value-type="float">
            <text:p>98.53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6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46564" calcext:value-type="float">
            <text:p>98.46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6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02216" calcext:value-type="float">
            <text:p>98.50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6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46564" calcext:value-type="float">
            <text:p>98.46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6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8944" calcext:value-type="float">
            <text:p>98.3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6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444304" calcext:value-type="float">
            <text:p>98.44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6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444304" calcext:value-type="float">
            <text:p>98.44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6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83344" calcext:value-type="float">
            <text:p>98.38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6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1136" calcext:value-type="float">
            <text:p>98.5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6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55912" calcext:value-type="float">
            <text:p>98.35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6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49612" calcext:value-type="float">
            <text:p>98.49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6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28276" calcext:value-type="float">
            <text:p>98.28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5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200464" calcext:value-type="float">
            <text:p>98.20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21216" calcext:value-type="float">
            <text:p>98.12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73032" calcext:value-type="float">
            <text:p>98.17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9132" calcext:value-type="float">
            <text:p>98.19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209608" calcext:value-type="float">
            <text:p>98.20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82176" calcext:value-type="float">
            <text:p>98.18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249232" calcext:value-type="float">
            <text:p>98.24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218752" calcext:value-type="float">
            <text:p>98.21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5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25228" calcext:value-type="float">
            <text:p>98.25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24264" calcext:value-type="float">
            <text:p>98.12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66936" calcext:value-type="float">
            <text:p>98.16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85224" calcext:value-type="float">
            <text:p>98.18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42552" calcext:value-type="float">
            <text:p>98.14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200464" calcext:value-type="float">
            <text:p>98.20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27312" calcext:value-type="float">
            <text:p>98.12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54744" calcext:value-type="float">
            <text:p>98.15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200464" calcext:value-type="float">
            <text:p>98.20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57792" calcext:value-type="float">
            <text:p>98.15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63304" calcext:value-type="float">
            <text:p>98.06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5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694" calcext:value-type="float">
            <text:p>98.06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02928" calcext:value-type="float">
            <text:p>98.10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24264" calcext:value-type="float">
            <text:p>98.12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3036" calcext:value-type="float">
            <text:p>98.13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3036" calcext:value-type="float">
            <text:p>98.13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66936" calcext:value-type="float">
            <text:p>98.16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5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8464" calcext:value-type="float">
            <text:p>98.0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694" calcext:value-type="float">
            <text:p>98.06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69984" calcext:value-type="float">
            <text:p>98.16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69984" calcext:value-type="float">
            <text:p>98.16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26728" calcext:value-type="float">
            <text:p>98.02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51112" calcext:value-type="float">
            <text:p>98.05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5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35872" calcext:value-type="float">
            <text:p>98.03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51696" calcext:value-type="float">
            <text:p>98.15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5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5416" calcext:value-type="float">
            <text:p>98.0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68816" calcext:value-type="float">
            <text:p>97.96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6272" calcext:value-type="float">
            <text:p>97.9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7796" calcext:value-type="float">
            <text:p>97.97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75496" calcext:value-type="float">
            <text:p>98.07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05392" calcext:value-type="float">
            <text:p>98.00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05976" calcext:value-type="float">
            <text:p>98.10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5416" calcext:value-type="float">
            <text:p>98.0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87688" calcext:value-type="float">
            <text:p>98.08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5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1512" calcext:value-type="float">
            <text:p>98.1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5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42552" calcext:value-type="float">
            <text:p>98.14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5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1512" calcext:value-type="float">
            <text:p>98.1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5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29776" calcext:value-type="float">
            <text:p>98.02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48064" calcext:value-type="float">
            <text:p>98.04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5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8464" calcext:value-type="float">
            <text:p>98.0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63888" calcext:value-type="float">
            <text:p>98.16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75496" calcext:value-type="float">
            <text:p>98.07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90736" calcext:value-type="float">
            <text:p>98.09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35872" calcext:value-type="float">
            <text:p>98.03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05976" calcext:value-type="float">
            <text:p>98.10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233992" calcext:value-type="float">
            <text:p>98.23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96832" calcext:value-type="float">
            <text:p>98.09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5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3224" calcext:value-type="float">
            <text:p>97.9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35872" calcext:value-type="float">
            <text:p>98.03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8464" calcext:value-type="float">
            <text:p>98.0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4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20632" calcext:value-type="float">
            <text:p>98.02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4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66352" calcext:value-type="float">
            <text:p>98.06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4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65768" calcext:value-type="float">
            <text:p>97.96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09024" calcext:value-type="float">
            <text:p>98.10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09024" calcext:value-type="float">
            <text:p>98.10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4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4748" calcext:value-type="float">
            <text:p>97.94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4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02928" calcext:value-type="float">
            <text:p>98.10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4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0844" calcext:value-type="float">
            <text:p>98.00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4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60256" calcext:value-type="float">
            <text:p>98.06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4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63888" calcext:value-type="float">
            <text:p>98.16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4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20632" calcext:value-type="float">
            <text:p>98.02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4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1512" calcext:value-type="float">
            <text:p>98.1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20632" calcext:value-type="float">
            <text:p>98.02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0844" calcext:value-type="float">
            <text:p>98.00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81008" calcext:value-type="float">
            <text:p>97.98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68816" calcext:value-type="float">
            <text:p>97.96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35872" calcext:value-type="float">
            <text:p>98.03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45016" calcext:value-type="float">
            <text:p>98.04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9988" calcext:value-type="float">
            <text:p>98.09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99296" calcext:value-type="float">
            <text:p>97.99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9988" calcext:value-type="float">
            <text:p>98.09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90152" calcext:value-type="float">
            <text:p>97.99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68816" calcext:value-type="float">
            <text:p>97.96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41968" calcext:value-type="float">
            <text:p>98.04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81008" calcext:value-type="float">
            <text:p>97.98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48064" calcext:value-type="float">
            <text:p>98.04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65768" calcext:value-type="float">
            <text:p>97.96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3892" calcext:value-type="float">
            <text:p>98.03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60256" calcext:value-type="float">
            <text:p>98.06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41968" calcext:value-type="float">
            <text:p>98.04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41968" calcext:value-type="float">
            <text:p>98.04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68816" calcext:value-type="float">
            <text:p>97.96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9988" calcext:value-type="float">
            <text:p>98.09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81008" calcext:value-type="float">
            <text:p>97.98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99296" calcext:value-type="float">
            <text:p>97.99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2368" calcext:value-type="float">
            <text:p>98.0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74912" calcext:value-type="float">
            <text:p>97.97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0844" calcext:value-type="float">
            <text:p>98.00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45016" calcext:value-type="float">
            <text:p>98.04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20632" calcext:value-type="float">
            <text:p>98.02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35288" calcext:value-type="float">
            <text:p>97.93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95664" calcext:value-type="float">
            <text:p>97.89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56624" calcext:value-type="float">
            <text:p>97.95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80424" calcext:value-type="float">
            <text:p>97.88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13952" calcext:value-type="float">
            <text:p>97.91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53576" calcext:value-type="float">
            <text:p>97.95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99296" calcext:value-type="float">
            <text:p>97.99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95664" calcext:value-type="float">
            <text:p>97.89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23096" calcext:value-type="float">
            <text:p>97.92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4748" calcext:value-type="float">
            <text:p>97.94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53576" calcext:value-type="float">
            <text:p>97.95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62136" calcext:value-type="float">
            <text:p>97.86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98712" calcext:value-type="float">
            <text:p>97.89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53576" calcext:value-type="float">
            <text:p>97.95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29192" calcext:value-type="float">
            <text:p>97.92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05392" calcext:value-type="float">
            <text:p>98.00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89568" calcext:value-type="float">
            <text:p>97.88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02344" calcext:value-type="float">
            <text:p>98.00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23096" calcext:value-type="float">
            <text:p>97.92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4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38336" calcext:value-type="float">
            <text:p>97.93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4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49944" calcext:value-type="float">
            <text:p>97.84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4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23096" calcext:value-type="float">
            <text:p>97.92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4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89568" calcext:value-type="float">
            <text:p>97.88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4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92616" calcext:value-type="float">
            <text:p>97.89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4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5416" calcext:value-type="float">
            <text:p>98.0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4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29192" calcext:value-type="float">
            <text:p>97.92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4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34704" calcext:value-type="float">
            <text:p>97.83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46896" calcext:value-type="float">
            <text:p>97.84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15832" calcext:value-type="float">
            <text:p>97.71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89568" calcext:value-type="float">
            <text:p>97.88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0176" calcext:value-type="float">
            <text:p>97.9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90152" calcext:value-type="float">
            <text:p>97.99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87104" calcext:value-type="float">
            <text:p>97.98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3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46896" calcext:value-type="float">
            <text:p>97.84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3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34704" calcext:value-type="float">
            <text:p>97.83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3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92616" calcext:value-type="float">
            <text:p>97.89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3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85936" calcext:value-type="float">
            <text:p>97.78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3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0176" calcext:value-type="float">
            <text:p>97.9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3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3892" calcext:value-type="float">
            <text:p>98.03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3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8652" calcext:value-type="float">
            <text:p>97.88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3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9508" calcext:value-type="float">
            <text:p>97.79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3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34704" calcext:value-type="float">
            <text:p>97.83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3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5604" calcext:value-type="float">
            <text:p>97.85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3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83472" calcext:value-type="float">
            <text:p>97.88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3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0176" calcext:value-type="float">
            <text:p>97.9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85936" calcext:value-type="float">
            <text:p>97.78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59672" calcext:value-type="float">
            <text:p>97.95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07856" calcext:value-type="float">
            <text:p>97.90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59088" calcext:value-type="float">
            <text:p>97.85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31656" calcext:value-type="float">
            <text:p>97.83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83472" calcext:value-type="float">
            <text:p>97.88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35288" calcext:value-type="float">
            <text:p>97.93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89568" calcext:value-type="float">
            <text:p>97.88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74328" calcext:value-type="float">
            <text:p>97.87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0176" calcext:value-type="float">
            <text:p>97.9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2556" calcext:value-type="float">
            <text:p>97.82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10904" calcext:value-type="float">
            <text:p>97.91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89568" calcext:value-type="float">
            <text:p>97.88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89568" calcext:value-type="float">
            <text:p>97.88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26144" calcext:value-type="float">
            <text:p>97.92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17584" calcext:value-type="float">
            <text:p>98.01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74912" calcext:value-type="float">
            <text:p>97.97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17" calcext:value-type="float">
            <text:p>97.9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6272" calcext:value-type="float">
            <text:p>97.9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17" calcext:value-type="float">
            <text:p>97.9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26144" calcext:value-type="float">
            <text:p>97.92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26144" calcext:value-type="float">
            <text:p>97.92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50528" calcext:value-type="float">
            <text:p>97.95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10904" calcext:value-type="float">
            <text:p>97.91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68816" calcext:value-type="float">
            <text:p>97.96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0176" calcext:value-type="float">
            <text:p>97.9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0176" calcext:value-type="float">
            <text:p>97.9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16416" calcext:value-type="float">
            <text:p>97.81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59088" calcext:value-type="float">
            <text:p>97.85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37752" calcext:value-type="float">
            <text:p>97.83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68232" calcext:value-type="float">
            <text:p>97.86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84056" calcext:value-type="float">
            <text:p>97.98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04224" calcext:value-type="float">
            <text:p>97.80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92032" calcext:value-type="float">
            <text:p>97.79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67648" calcext:value-type="float">
            <text:p>97.76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3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9508" calcext:value-type="float">
            <text:p>97.79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43264" calcext:value-type="float">
            <text:p>97.74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76792" calcext:value-type="float">
            <text:p>97.77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62136" calcext:value-type="float">
            <text:p>97.86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24976" calcext:value-type="float">
            <text:p>97.72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31656" calcext:value-type="float">
            <text:p>97.83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76792" calcext:value-type="float">
            <text:p>97.77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13368" calcext:value-type="float">
            <text:p>97.81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52408" calcext:value-type="float">
            <text:p>97.75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4936" calcext:value-type="float">
            <text:p>97.7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3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16416" calcext:value-type="float">
            <text:p>97.81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3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4936" calcext:value-type="float">
            <text:p>97.7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3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646" calcext:value-type="float">
            <text:p>97.76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3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16416" calcext:value-type="float">
            <text:p>97.81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3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01176" calcext:value-type="float">
            <text:p>97.80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3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61552" calcext:value-type="float">
            <text:p>97.76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3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408" calcext:value-type="float">
            <text:p>97.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3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646" calcext:value-type="float">
            <text:p>97.76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3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43264" calcext:value-type="float">
            <text:p>97.74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3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92032" calcext:value-type="float">
            <text:p>97.79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2556" calcext:value-type="float">
            <text:p>97.82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52408" calcext:value-type="float">
            <text:p>97.75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01176" calcext:value-type="float">
            <text:p>97.80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3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7128" calcext:value-type="float">
            <text:p>97.8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31656" calcext:value-type="float">
            <text:p>97.83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98128" calcext:value-type="float">
            <text:p>97.79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2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12784" calcext:value-type="float">
            <text:p>97.71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2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85936" calcext:value-type="float">
            <text:p>97.78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2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67648" calcext:value-type="float">
            <text:p>97.76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2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40216" calcext:value-type="float">
            <text:p>97.74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2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4936" calcext:value-type="float">
            <text:p>97.7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2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88984" calcext:value-type="float">
            <text:p>97.78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2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77376" calcext:value-type="float">
            <text:p>97.87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2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7128" calcext:value-type="float">
            <text:p>97.8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2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7128" calcext:value-type="float">
            <text:p>97.8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2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1032" calcext:value-type="float">
            <text:p>97.8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82888" calcext:value-type="float">
            <text:p>97.78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0364" calcext:value-type="float">
            <text:p>97.70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2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1888" calcext:value-type="float">
            <text:p>97.7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46312" calcext:value-type="float">
            <text:p>97.74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2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4936" calcext:value-type="float">
            <text:p>97.7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67648" calcext:value-type="float">
            <text:p>97.76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58504" calcext:value-type="float">
            <text:p>97.75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43264" calcext:value-type="float">
            <text:p>97.74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2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04224" calcext:value-type="float">
            <text:p>97.80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00592" calcext:value-type="float">
            <text:p>97.70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94496" calcext:value-type="float">
            <text:p>97.69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70112" calcext:value-type="float">
            <text:p>97.67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122" calcext:value-type="float">
            <text:p>97.61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2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646" calcext:value-type="float">
            <text:p>97.76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60968" calcext:value-type="float">
            <text:p>97.66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48776" calcext:value-type="float">
            <text:p>97.64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2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06104" calcext:value-type="float">
            <text:p>97.60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2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1888" calcext:value-type="float">
            <text:p>97.7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2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39632" calcext:value-type="float">
            <text:p>97.63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2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70112" calcext:value-type="float">
            <text:p>97.67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1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06688" calcext:value-type="float">
            <text:p>97.70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1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48192" calcext:value-type="float">
            <text:p>97.54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1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7984" calcext:value-type="float">
            <text:p>97.7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1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26856" calcext:value-type="float">
            <text:p>97.52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1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48776" calcext:value-type="float">
            <text:p>97.64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1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94496" calcext:value-type="float">
            <text:p>97.69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1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90864" calcext:value-type="float">
            <text:p>97.59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54872" calcext:value-type="float">
            <text:p>97.65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3412" calcext:value-type="float">
            <text:p>97.73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1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1888" calcext:value-type="float">
            <text:p>97.7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24976" calcext:value-type="float">
            <text:p>97.72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1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9696" calcext:value-type="float">
            <text:p>97.5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1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5792" calcext:value-type="float">
            <text:p>97.6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1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43264" calcext:value-type="float">
            <text:p>97.74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0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7128" calcext:value-type="float">
            <text:p>97.8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0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70696" calcext:value-type="float">
            <text:p>97.77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0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6648" calcext:value-type="float">
            <text:p>97.5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15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4574" meta:object-count="0"/>
    <meta:user-defined meta:name="AppVersion">3.0</meta:user-defined>
  </office:meta>
</office:document-meta>
</file>